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text-position=""/>
    </style:style>
    <style:style style:name="ce2" style:family="table-cell" style:parent-style-name="Default">
      <style:text-properties style:text-position="" style:font-name="Arial" style:font-name-asian="VL ゴシック" style:font-name-complex="Lohit Hindi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2">
      <style:table-cell-properties fo:background-color="#ffffcc"/>
    </style:style>
    <style:style style:name="ce7" style:family="table-cell" style:parent-style-name="Default" style:data-style-name="N112">
      <style:table-cell-properties fo:background-color="#ffffcc" fo:border="0.06pt solid #000000"/>
    </style:style>
    <style:style style:name="ce8" style:family="table-cell" style:parent-style-name="Default" style:data-style-name="N112">
      <style:table-cell-properties fo:background-color="#ffffcc" fo:border="0.06pt solid #000000"/>
      <style:text-properties style:font-name="Arial" style:font-name-asian="VL ゴシック" style:font-name-complex="Lohit Hindi"/>
    </style:style>
    <style:style style:name="ce9" style:family="table-cell" style:parent-style-name="Default" style:data-style-name="N112">
      <style:table-cell-properties fo:border="0.06pt solid #000000"/>
    </style:style>
    <style:style style:name="ce10" style:family="table-cell" style:parent-style-name="Default" style:data-style-name="N112">
      <style:table-cell-properties fo:border="0.06pt solid #000000"/>
      <style:text-properties style:font-name="Arial" style:font-name-asian="VL ゴシック" style:font-name-complex="Lohit Hindi"/>
    </style:style>
    <style:style style:name="ce11" style:family="table-cell" style:parent-style-name="Default" style:data-style-name="N112"/>
    <style:style style:name="ce12" style:family="table-cell" style:parent-style-name="Default" style:data-style-name="N113">
      <style:table-cell-properties fo:background-color="#ffffcc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5"/>
          <table:table-cell office:value-type="string">
            <text:p>type12</text:p>
          </table:table-cell>
          <table:table-cell office:value-type="string">
            <text:p>type34</text:p>
          </table:table-cell>
          <table:table-cell table:number-columns-repeated="2"/>
          <table:table-cell office:value-type="string">
            <text:p>type1</text:p>
          </table:table-cell>
          <table:table-cell office:value-type="string">
            <text:p>type2</text:p>
          </table:table-cell>
          <table:table-cell office:value-type="string">
            <text:p>type3</text:p>
          </table:table-cell>
          <table:table-cell office:value-type="string">
            <text:p>type4</text:p>
          </table:table-cell>
        </table:table-row>
        <table:table-row table:style-name="ro1">
          <table:table-cell/>
          <table:table-cell office:value-type="string">
            <text:p>L1(mm)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Px</text:p>
          </table:table-cell>
          <table:table-cell table:style-name="ce1" office:value-type="float" office:value="50">
            <text:p>50</text:p>
          </table:table-cell>
          <table:table-cell office:value-type="string">
            <text:p>-</text:p>
          </table:table-cell>
          <table:table-cell/>
          <table:table-cell office:value-type="string">
            <text:p>cosθ3</text:p>
          </table:table-cell>
          <table:table-cell table:formula="of:=([.F2]*[.F2]+[.F3]*[.F3]-[.C3]*[.C3]-[.C4]*[.C4])/(2*[.C3]*[.C4])" office:value-type="float" office:value="-0.5">
            <text:p>-0.5</text:p>
          </table:table-cell>
          <table:table-cell office:value-type="string">
            <text:p>-</text:p>
          </table:table-cell>
          <table:table-cell table:formula="of:=([.F2]*[.F2]+[.F3]*[.F3]-[.C3]*[.C3]-[.C4]*[.C4])/(2*[.C3]*[.C4])" office:value-type="float" office:value="-0.5">
            <text:p>-0.5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L2(mm)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Py</text:p>
          </table:table-cell>
          <table:table-cell table:style-name="ce1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α</text:p>
          </table:table-cell>
          <table:table-cell table:formula="of:=[.C4]*SIN([.E19])" office:value-type="float" office:value="43.3012701892219">
            <text:p>43.3012701892</text:p>
          </table:table-cell>
          <table:table-cell table:style-name="ce2" table:formula="of:=[.C4]*SIN([.E21])" office:value-type="float" office:value="-43.3012701892219">
            <text:p>-43.3012701892</text:p>
          </table:table-cell>
          <table:table-cell table:formula="of:=[.C4]*SIN([.E23])" office:value-type="float" office:value="43.3012701892219">
            <text:p>43.3012701892</text:p>
          </table:table-cell>
          <table:table-cell table:style-name="ce2" table:formula="of:=[.C4]*SIN([.E25])" office:value-type="float" office:value="-43.3012701892219">
            <text:p>-43.3012701892</text:p>
          </table:table-cell>
        </table:table-row>
        <table:table-row table:style-name="ro1">
          <table:table-cell/>
          <table:table-cell office:value-type="string">
            <text:p>L3(mm)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Pz</text:p>
          </table:table-cell>
          <table:table-cell table:style-name="ce1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β</text:p>
          </table:table-cell>
          <table:table-cell table:formula="of:=[.C3]+[.C4]*COS([.E19])" office:value-type="float" office:value="25">
            <text:p>25</text:p>
          </table:table-cell>
          <table:table-cell table:style-name="ce2" table:formula="of:=[.C3]+[.C4]*COS([.E21])" office:value-type="float" office:value="25">
            <text:p>25</text:p>
          </table:table-cell>
          <table:table-cell table:formula="of:=[.C3]+[.C4]*COS([.E23])" office:value-type="float" office:value="25">
            <text:p>25</text:p>
          </table:table-cell>
          <table:table-cell table:style-name="ce2" table:formula="of:=[.C3]+[.C4]*COS([.E25])"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L45(mm)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Px'</text:p>
          </table:table-cell>
          <table:table-cell table:formula="of:=[.F2]-[.C6]*[.C5]" office:value-type="float" office:value="50">
            <text:p>50</text:p>
          </table:table-cell>
          <table:table-cell office:value-type="string">
            <text:p>-</text:p>
          </table:table-cell>
          <table:table-cell/>
          <table:table-cell office:value-type="string">
            <text:p>α2+β2</text:p>
          </table:table-cell>
          <table:table-cell table:formula="of:=[.J3]*[.J3]+[.J4]*[.J4]" office:value-type="float" office:value="2500">
            <text:p>2500</text:p>
          </table:table-cell>
          <table:table-cell table:formula="of:=[.K3]*[.K3]+[.K4]*[.K4]" office:value-type="float" office:value="2500">
            <text:p>2500</text:p>
          </table:table-cell>
          <table:table-cell table:formula="of:=[.L3]*[.L3]+[.L4]*[.L4]" office:value-type="float" office:value="2500">
            <text:p>2500</text:p>
          </table:table-cell>
          <table:table-cell table:formula="of:=[.M3]*[.M3]+[.M4]*[.M4]" office:value-type="float" office:value="2500">
            <text:p>2500</text:p>
          </table:table-cell>
        </table:table-row>
        <table:table-row table:style-name="ro1">
          <table:table-cell/>
          <table:table-cell office:value-type="string">
            <text:p>Ax</text:p>
          </table:table-cell>
          <table:table-cell table:style-name="ce1" office:value-type="float" office:value="0">
            <text:p>0</text:p>
          </table:table-cell>
          <table:table-cell/>
          <table:table-cell office:value-type="string">
            <text:p>Py'</text:p>
          </table:table-cell>
          <table:table-cell table:formula="of:=[.F3]-[.C7]*[.C5]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cosθ2</text:p>
          </table:table-cell>
          <table:table-cell table:formula="of:=([.J3]*[.F8]+[.J4]*[.F10])/[.J5]" office:value-type="float" office:value="0.866025403784439">
            <text:p>0.8660254038</text:p>
          </table:table-cell>
          <table:table-cell table:style-name="ce2" table:formula="of:=([.K3]*[.F8]+[.K4]*[.F10])/[.K5]" office:value-type="float" office:value="-0.866025403784439">
            <text:p>-0.8660254038</text:p>
          </table:table-cell>
          <table:table-cell table:style-name="ce2" table:formula="of:=([.L3]*[.F8]+[.L4]*[.F10])/[.L5]" office:value-type="float" office:value="0.866025403784439">
            <text:p>0.8660254038</text:p>
          </table:table-cell>
          <table:table-cell table:style-name="ce2" table:formula="of:=([.M3]*[.F8]+[.M4]*[.F10])/[.M5]" office:value-type="float" office:value="-0.866025403784439">
            <text:p>-0.8660254038</text:p>
          </table:table-cell>
        </table:table-row>
        <table:table-row table:style-name="ro1">
          <table:table-cell/>
          <table:table-cell office:value-type="string">
            <text:p>Ay</text:p>
          </table:table-cell>
          <table:table-cell table:style-name="ce1" office:value-type="float" office:value="0">
            <text:p>0</text:p>
          </table:table-cell>
          <table:table-cell/>
          <table:table-cell office:value-type="string">
            <text:p>Pz'</text:p>
          </table:table-cell>
          <table:table-cell table:formula="of:=[.F4]-[.C8]*[.C5]-[.C2]"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string">
            <text:p>sinθ2</text:p>
          </table:table-cell>
          <table:table-cell table:formula="of:=([.J4]*[.F8]-[.J3]*[.F10])/[.J5]" office:value-type="float" office:value="0.5">
            <text:p>0.5</text:p>
          </table:table-cell>
          <table:table-cell table:style-name="ce2" table:formula="of:=([.K4]*[.F8]-[.K3]*[.F10])/[.K5]" office:value-type="float" office:value="0.5">
            <text:p>0.5</text:p>
          </table:table-cell>
          <table:table-cell table:formula="of:=([.L4]*[.G8]-[.L3]*[.G10])/[.L5]" office:value-type="float" office:value="-0.5">
            <text:p>-0.5</text:p>
          </table:table-cell>
          <table:table-cell table:style-name="ce2" table:formula="of:=([.M4]*[.G8]-[.M3]*[.G10])/[.M5]" office:value-type="float" office:value="-0.5">
            <text:p>-0.5</text:p>
          </table:table-cell>
        </table:table-row>
        <table:table-row table:style-name="ro1">
          <table:table-cell/>
          <table:table-cell office:value-type="string">
            <text:p>Az</text:p>
          </table:table-cell>
          <table:table-cell table:style-name="ce1" office:value-type="float" office:value="-1">
            <text:p>-1</text:p>
          </table:table-cell>
          <table:table-cell/>
          <table:table-cell office:value-type="string">
            <text:p>Px''</text:p>
          </table:table-cell>
          <table:table-cell table:formula="of:=COS([.$C$19])*[.F5]+SIN([.$C$19])*[.F6]" office:value-type="float" office:value="50">
            <text:p>50</text:p>
          </table:table-cell>
          <table:table-cell table:style-name="ce2" table:formula="of:=COS([.$C$23])*[.F5]+SIN([.$C$23])*[.F6]" office:value-type="float" office:value="-50">
            <text:p>-50</text:p>
          </table:table-cell>
          <table:table-cell table:style-name="ce2"/>
          <table:table-cell table:style-name="ce2" office:value-type="string">
            <text:p>θ2</text:p>
          </table:table-cell>
          <table:table-cell table:formula="of:=IF([.J7]&gt;0;1;-1)*ACOS([.J6])" office:value-type="float" office:value="0.523598775598298">
            <text:p>0.5235987756</text:p>
          </table:table-cell>
          <table:table-cell table:style-name="ce2" table:formula="of:=IF([.K7]&gt;0;1;-1)*ACOS([.K6])" office:value-type="float" office:value="2.61799387799149">
            <text:p>2.617993878</text:p>
          </table:table-cell>
          <table:table-cell table:formula="of:=IF([.L7]&gt;0;1;-1)*ACOS([.L6])" office:value-type="float" office:value="-0.523598775598298">
            <text:p>-0.5235987756</text:p>
          </table:table-cell>
          <table:table-cell table:style-name="ce2" table:formula="of:=IF([.M7]&gt;0;1;-1)*ACOS([.M6])" office:value-type="float" office:value="-2.61799387799149">
            <text:p>-2.617993878</text:p>
          </table:table-cell>
        </table:table-row>
        <table:table-row table:style-name="ro1">
          <table:table-cell/>
          <table:table-cell office:value-type="string">
            <text:p>Bx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Py''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cosθ5</text:p>
          </table:table-cell>
          <table:table-cell table:formula="of:=-(COS([.C19])*[.C9]+SIN([.C19])*[.C10])/[.C8]" office:value-type="float" office:value="1">
            <text:p>1</text:p>
          </table:table-cell>
          <table:table-cell table:formula="of:=-(COS([.C19])*[.C9]+SIN([.C19])*[.C10])/[.C8]" office:value-type="float" office:value="1">
            <text:p>1</text:p>
          </table:table-cell>
          <table:table-cell table:formula="of:=-(COS([.C23])*[.C9]+SIN([.C23])*[.C10])/[.C8]" office:value-type="float" office:value="-1">
            <text:p>-1</text:p>
          </table:table-cell>
          <table:table-cell table:formula="of:=-(COS([.C23])*[.C9]+SIN([.C23])*[.C10])/[.C8]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By</text:p>
          </table:table-cell>
          <table:table-cell table:style-name="ce1" office:value-type="float" office:value="0">
            <text:p>0</text:p>
          </table:table-cell>
          <table:table-cell/>
          <table:table-cell office:value-type="string">
            <text:p>Pz''</text:p>
          </table:table-cell>
          <table:table-cell table:formula="of:=[.F7]" office:value-type="float" office:value="0">
            <text:p>0</text:p>
          </table:table-cell>
          <table:table-cell table:style-name="ce2" table:formula="of:=[.F7]" office:value-type="float" office:value="0">
            <text:p>0</text:p>
          </table:table-cell>
          <table:table-cell/>
          <table:table-cell office:value-type="string">
            <text:p>sinθ5</text:p>
          </table:table-cell>
          <table:table-cell table:formula="of:=SIN([.C19])*[.C9]-COS([.C19])*[.C10]" office:value-type="float" office:value="0">
            <text:p>0</text:p>
          </table:table-cell>
          <table:table-cell table:formula="of:=SIN([.C19])*[.C9]-COS([.C19])*[.C10]" office:value-type="float" office:value="0">
            <text:p>0</text:p>
          </table:table-cell>
          <table:table-cell table:formula="of:=SIN([.C23])*[.C9]-COS([.C23])*[.C10]" office:value-type="float" office:value="1.22464679914735E-016">
            <text:p>1.22464679914735E-016</text:p>
          </table:table-cell>
          <table:table-cell table:formula="of:=SIN([.C23])*[.C9]-COS([.C23])*[.C10]" office:value-type="float" office:value="1.22464679914735E-016">
            <text:p>1.22464679914735E-016</text:p>
          </table:table-cell>
        </table:table-row>
        <table:table-row table:style-name="ro1">
          <table:table-cell/>
          <table:table-cell office:value-type="string">
            <text:p>Bz</text:p>
          </table:table-cell>
          <table:table-cell table:style-name="ce1" office:value-type="float" office:value="0">
            <text:p>0</text:p>
          </table:table-cell>
          <table:table-cell table:number-columns-repeated="5"/>
          <table:table-cell office:value-type="string">
            <text:p>θ5</text:p>
          </table:table-cell>
          <table:table-cell table:formula="of:=IF([.J10]&gt;0;1;-1)*ACOS([.J9])" office:value-type="float" office:value="-0">
            <text:p>-0</text:p>
          </table:table-cell>
          <table:table-cell table:formula="of:=IF([.K10]&gt;0;1;-1)*ACOS([.K9])" office:value-type="float" office:value="-0">
            <text:p>-0</text:p>
          </table:table-cell>
          <table:table-cell table:formula="of:=IF([.L10]&gt;0;1;-1)*ACOS([.L9])" office:value-type="float" office:value="3.14159265358979">
            <text:p>3.1415926536</text:p>
          </table:table-cell>
          <table:table-cell table:formula="of:=IF([.L10]&gt;0;1;-1)*ACOS([.L9])" office:value-type="float" office:value="3.14159265358979">
            <text:p>3.1415926536</text:p>
          </table:table-cell>
        </table:table-row>
        <table:table-row table:style-name="ro1">
          <table:table-cell table:number-columns-repeated="8"/>
          <table:table-cell office:value-type="string">
            <text:p>γ</text:p>
          </table:table-cell>
          <table:table-cell table:formula="of:=([.C6]+[.C7])/(COS([.C19])+SIN([.C19]))" office:value-type="float" office:value="0">
            <text:p>0</text:p>
          </table:table-cell>
          <table:table-cell table:formula="of:=([.C6]+[.C7])/(COS([.C19])+SIN([.C19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osθ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sinθ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θ4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θ1</text:p>
          </table:table-cell>
          <table:table-cell office:value-type="string">
            <text:p>θ2</text:p>
          </table:table-cell>
          <table:table-cell office:value-type="string">
            <text:p>θ3</text:p>
          </table:table-cell>
          <table:table-cell office:value-type="string">
            <text:p>θ4</text:p>
          </table:table-cell>
          <table:table-cell office:value-type="string">
            <text:p>θ5</text:p>
          </table:table-cell>
          <table:table-cell/>
          <table:table-cell office:value-type="string">
            <text:p>γ</text:p>
          </table:table-cell>
          <table:table-cell office:value-type="string">
            <text:p>cosθ4</text:p>
          </table:table-cell>
          <table:table-cell office:value-type="string">
            <text:p>sinθ4</text:p>
          </table:table-cell>
          <table:table-cell office:value-type="string">
            <text:p>θ4</text:p>
          </table:table-cell>
          <table:table-cell/>
        </table:table-row>
        <table:table-row table:style-name="ro1">
          <table:table-cell/>
          <table:table-cell office:value-type="string">
            <text:p>Ans1(rad)</text:p>
          </table:table-cell>
          <table:table-cell table:formula="of:=ACOS([.F2]/SQRT([.F2]*[.F2]+[.F3]*[.F3]))" office:value-type="float" office:value="0">
            <text:p>0</text:p>
          </table:table-cell>
          <table:table-cell table:formula="of:=[.J8]" office:value-type="float" office:value="0.523598775598298">
            <text:p>0.5235987756</text:p>
          </table:table-cell>
          <table:table-cell table:formula="of:=ACOS([.J2])" office:value-type="float" office:value="2.0943951023932">
            <text:p>2.0943951024</text:p>
          </table:table-cell>
          <table:table-cell table:formula="of:=[.L19]" office:value-type="float" office:value="0.523598775598299">
            <text:p>0.5235987756</text:p>
          </table:table-cell>
          <table:table-cell table:formula="of:=[.J11]" office:value-type="float" office:value="-0">
            <text:p>-0</text:p>
          </table:table-cell>
          <table:table-cell/>
          <table:table-cell table:style-name="ce2" table:formula="of:=([.$C$6]+[.$C$7])/(COS([.C19])+SIN([.C19]))" office:value-type="float" office:value="0">
            <text:p>0</text:p>
          </table:table-cell>
          <table:table-cell table:formula="of:=COS([.D19]+[.E19])*[.$C$8]+SIN([.D19]+[.E19])*[.I19]" office:value-type="float" office:value="0.866025403784438">
            <text:p>0.8660254038</text:p>
          </table:table-cell>
          <table:table-cell table:formula="of:=COS([.D19]+[.E19])*[.I19]-SIN([.D19]+[.E19])*[.$C$8]" office:value-type="float" office:value="0.5">
            <text:p>0.5</text:p>
          </table:table-cell>
          <table:table-cell table:formula="of:=IF([.K19]&gt;0;1;-1)*ACOS([.J19])" office:value-type="float" office:value="0.523598775598299">
            <text:p>0.5235987756</text:p>
          </table:table-cell>
          <table:table-cell/>
        </table:table-row>
        <table:table-row table:style-name="ro1">
          <table:table-cell/>
          <table:table-cell office:value-type="string">
            <text:p>Ans2(rad)</text:p>
          </table:table-cell>
          <table:table-cell table:formula="of:=[.C19]" office:value-type="float" office:value="0">
            <text:p>0</text:p>
          </table:table-cell>
          <table:table-cell table:formula="of:=[.D19]" office:value-type="float" office:value="0.523598775598298">
            <text:p>0.5235987756</text:p>
          </table:table-cell>
          <table:table-cell table:formula="of:=[.E19]" office:value-type="float" office:value="2.0943951023932">
            <text:p>2.0943951024</text:p>
          </table:table-cell>
          <table:table-cell table:formula="of:=[.L20]" office:value-type="float" office:value="0.523598775598299">
            <text:p>0.5235987756</text:p>
          </table:table-cell>
          <table:table-cell table:formula="of:=[.J11]" office:value-type="float" office:value="-0">
            <text:p>-0</text:p>
          </table:table-cell>
          <table:table-cell/>
          <table:table-cell table:style-name="ce2" table:formula="of:=([.$C$6]+[.$C$7])/(COS([.C20])+SIN([.C20]))" office:value-type="float" office:value="0">
            <text:p>0</text:p>
          </table:table-cell>
          <table:table-cell table:formula="of:=COS([.D20]+[.E20])*[.$C$8]+SIN([.D20]+[.E20])*[.I20]" office:value-type="float" office:value="0.866025403784438">
            <text:p>0.8660254038</text:p>
          </table:table-cell>
          <table:table-cell table:formula="of:=COS([.D20]+[.E20])*[.I20]-SIN([.D20]+[.E20])*[.$C$8]" office:value-type="float" office:value="0.5">
            <text:p>0.5</text:p>
          </table:table-cell>
          <table:table-cell table:formula="of:=IF([.K20]&gt;0;1;-1)*ACOS([.J20])" office:value-type="float" office:value="0.523598775598299">
            <text:p>0.5235987756</text:p>
          </table:table-cell>
          <table:table-cell/>
        </table:table-row>
        <table:table-row table:style-name="ro1">
          <table:table-cell/>
          <table:table-cell office:value-type="string">
            <text:p>Ans3(rad)</text:p>
          </table:table-cell>
          <table:table-cell table:formula="of:=[.C20]" office:value-type="float" office:value="0">
            <text:p>0</text:p>
          </table:table-cell>
          <table:table-cell table:formula="of:=[.K8]" office:value-type="float" office:value="2.61799387799149">
            <text:p>2.617993878</text:p>
          </table:table-cell>
          <table:table-cell table:formula="of:=-[.E20]" office:value-type="float" office:value="-2.0943951023932">
            <text:p>-2.0943951024</text:p>
          </table:table-cell>
          <table:table-cell table:formula="of:=[.L21]" office:value-type="float" office:value="2.61799387799149">
            <text:p>2.617993878</text:p>
          </table:table-cell>
          <table:table-cell table:formula="of:=[.K11]" office:value-type="float" office:value="-0">
            <text:p>-0</text:p>
          </table:table-cell>
          <table:table-cell/>
          <table:table-cell table:style-name="ce2" table:formula="of:=([.$C$6]+[.$C$7])/(COS([.C21])+SIN([.C21]))" office:value-type="float" office:value="0">
            <text:p>0</text:p>
          </table:table-cell>
          <table:table-cell table:formula="of:=COS([.D21]+[.E21])*[.$C$8]+SIN([.D21]+[.E21])*[.I21]" office:value-type="float" office:value="-0.866025403784438">
            <text:p>-0.8660254038</text:p>
          </table:table-cell>
          <table:table-cell table:formula="of:=COS([.D21]+[.E21])*[.I21]-SIN([.D21]+[.E21])*[.$C$8]" office:value-type="float" office:value="0.5">
            <text:p>0.5</text:p>
          </table:table-cell>
          <table:table-cell table:formula="of:=IF([.K21]&gt;0;1;-1)*ACOS([.J21])" office:value-type="float" office:value="2.61799387799149">
            <text:p>2.617993878</text:p>
          </table:table-cell>
          <table:table-cell/>
        </table:table-row>
        <table:table-row table:style-name="ro1">
          <table:table-cell/>
          <table:table-cell office:value-type="string">
            <text:p>Ans4(rad)</text:p>
          </table:table-cell>
          <table:table-cell table:formula="of:=[.C21]" office:value-type="float" office:value="0">
            <text:p>0</text:p>
          </table:table-cell>
          <table:table-cell table:formula="of:=[.D21]" office:value-type="float" office:value="2.61799387799149">
            <text:p>2.617993878</text:p>
          </table:table-cell>
          <table:table-cell table:formula="of:=[.E21]" office:value-type="float" office:value="-2.0943951023932">
            <text:p>-2.0943951024</text:p>
          </table:table-cell>
          <table:table-cell table:formula="of:=[.L22]" office:value-type="float" office:value="2.61799387799149">
            <text:p>2.617993878</text:p>
          </table:table-cell>
          <table:table-cell table:formula="of:=[.K11]" office:value-type="float" office:value="-0">
            <text:p>-0</text:p>
          </table:table-cell>
          <table:table-cell/>
          <table:table-cell table:style-name="ce2" table:formula="of:=([.$C$6]+[.$C$7])/(COS([.C22])+SIN([.C22]))" office:value-type="float" office:value="0">
            <text:p>0</text:p>
          </table:table-cell>
          <table:table-cell table:formula="of:=COS([.D22]+[.E22])*[.$C$8]+SIN([.D22]+[.E22])*[.I22]" office:value-type="float" office:value="-0.866025403784438">
            <text:p>-0.8660254038</text:p>
          </table:table-cell>
          <table:table-cell table:formula="of:=COS([.D22]+[.E22])*[.I22]-SIN([.D22]+[.E22])*[.$C$8]" office:value-type="float" office:value="0.5">
            <text:p>0.5</text:p>
          </table:table-cell>
          <table:table-cell table:formula="of:=IF([.K22]&gt;0;1;-1)*ACOS([.J22])" office:value-type="float" office:value="2.61799387799149">
            <text:p>2.617993878</text:p>
          </table:table-cell>
          <table:table-cell/>
        </table:table-row>
        <table:table-row table:style-name="ro1">
          <table:table-cell/>
          <table:table-cell office:value-type="string">
            <text:p>Ans5(rad)</text:p>
          </table:table-cell>
          <table:table-cell table:formula="of:=[.C22]+PI()" office:value-type="float" office:value="3.14159265358979">
            <text:p>3.1415926536</text:p>
          </table:table-cell>
          <table:table-cell table:formula="of:=[.L8]" office:value-type="float" office:value="-0.523598775598298">
            <text:p>-0.5235987756</text:p>
          </table:table-cell>
          <table:table-cell table:formula="of:=ACOS([.L2])" office:value-type="float" office:value="2.0943951023932">
            <text:p>2.0943951024</text:p>
          </table:table-cell>
          <table:table-cell table:formula="of:=[.L23]" office:value-type="float" office:value="1.5707963267949">
            <text:p>1.5707963268</text:p>
          </table:table-cell>
          <table:table-cell table:formula="of:=[.L11]" office:value-type="float" office:value="3.14159265358979">
            <text:p>3.1415926536</text:p>
          </table:table-cell>
          <table:table-cell/>
          <table:table-cell table:style-name="ce2" table:formula="of:=([.$C$6]+[.$C$7])/(COS([.C23])+SIN([.C23]))" office:value-type="float" office:value="-0">
            <text:p>-0</text:p>
          </table:table-cell>
          <table:table-cell table:formula="of:=COS([.D23]+[.E23])*[.$C$8]+SIN([.D23]+[.E23])*[.I23]" office:value-type="float" office:value="8.26946079742758E-016">
            <text:p>8.26946079742758E-016</text:p>
          </table:table-cell>
          <table:table-cell table:formula="of:=COS([.D23]+[.E23])*[.I23]-SIN([.D23]+[.E23])*[.$C$8]" office:value-type="float" office:value="1">
            <text:p>1</text:p>
          </table:table-cell>
          <table:table-cell table:formula="of:=IF([.K23]&gt;0;1;-1)*ACOS([.J23])" office:value-type="float" office:value="1.5707963267949">
            <text:p>1.5707963268</text:p>
          </table:table-cell>
          <table:table-cell/>
        </table:table-row>
        <table:table-row table:style-name="ro1">
          <table:table-cell/>
          <table:table-cell office:value-type="string">
            <text:p>Ans6(rad)</text:p>
          </table:table-cell>
          <table:table-cell table:formula="of:=[.C23]" office:value-type="float" office:value="3.14159265358979">
            <text:p>3.1415926536</text:p>
          </table:table-cell>
          <table:table-cell table:formula="of:=[.D23]" office:value-type="float" office:value="-0.523598775598298">
            <text:p>-0.5235987756</text:p>
          </table:table-cell>
          <table:table-cell table:formula="of:=[.E23]" office:value-type="float" office:value="2.0943951023932">
            <text:p>2.0943951024</text:p>
          </table:table-cell>
          <table:table-cell table:formula="of:=[.L24]" office:value-type="float" office:value="1.5707963267949">
            <text:p>1.5707963268</text:p>
          </table:table-cell>
          <table:table-cell table:formula="of:=[.L11]" office:value-type="float" office:value="3.14159265358979">
            <text:p>3.1415926536</text:p>
          </table:table-cell>
          <table:table-cell/>
          <table:table-cell table:style-name="ce2" table:formula="of:=([.$C$6]+[.$C$7])/(COS([.C24])+SIN([.C24]))" office:value-type="float" office:value="-0">
            <text:p>-0</text:p>
          </table:table-cell>
          <table:table-cell table:formula="of:=COS([.D24]+[.E24])*[.$C$8]+SIN([.D24]+[.E24])*[.I24]" office:value-type="float" office:value="8.26946079742758E-016">
            <text:p>8.26946079742758E-016</text:p>
          </table:table-cell>
          <table:table-cell table:formula="of:=COS([.D24]+[.E24])*[.I24]-SIN([.D24]+[.E24])*[.$C$8]" office:value-type="float" office:value="1">
            <text:p>1</text:p>
          </table:table-cell>
          <table:table-cell table:formula="of:=IF([.K24]&gt;0;1;-1)*ACOS([.J24])" office:value-type="float" office:value="1.5707963267949">
            <text:p>1.5707963268</text:p>
          </table:table-cell>
          <table:table-cell/>
        </table:table-row>
        <table:table-row table:style-name="ro1">
          <table:table-cell/>
          <table:table-cell office:value-type="string">
            <text:p>Ans7(rad)</text:p>
          </table:table-cell>
          <table:table-cell table:formula="of:=[.C24]" office:value-type="float" office:value="3.14159265358979">
            <text:p>3.1415926536</text:p>
          </table:table-cell>
          <table:table-cell table:formula="of:=[.M8]" office:value-type="float" office:value="-2.61799387799149">
            <text:p>-2.617993878</text:p>
          </table:table-cell>
          <table:table-cell table:formula="of:=-[.E24]" office:value-type="float" office:value="-2.0943951023932">
            <text:p>-2.0943951024</text:p>
          </table:table-cell>
          <table:table-cell table:formula="of:=[.L25]" office:value-type="float" office:value="1.5707963267949">
            <text:p>1.5707963268</text:p>
          </table:table-cell>
          <table:table-cell table:formula="of:=[.M11]" office:value-type="float" office:value="3.14159265358979">
            <text:p>3.1415926536</text:p>
          </table:table-cell>
          <table:table-cell/>
          <table:table-cell table:style-name="ce2" table:formula="of:=([.$C$6]+[.$C$7])/(COS([.C25])+SIN([.C25]))" office:value-type="float" office:value="-0">
            <text:p>-0</text:p>
          </table:table-cell>
          <table:table-cell table:formula="of:=COS([.D25]+[.E25])*[.$C$8]+SIN([.D25]+[.E25])*[.I25]" office:value-type="float" office:value="-7.04481399828022E-016">
            <text:p>-7.04481399828022E-016</text:p>
          </table:table-cell>
          <table:table-cell table:formula="of:=COS([.D25]+[.E25])*[.I25]-SIN([.D25]+[.E25])*[.$C$8]" office:value-type="float" office:value="1">
            <text:p>1</text:p>
          </table:table-cell>
          <table:table-cell table:formula="of:=IF([.K25]&gt;0;1;-1)*ACOS([.J25])" office:value-type="float" office:value="1.5707963267949">
            <text:p>1.5707963268</text:p>
          </table:table-cell>
          <table:table-cell/>
        </table:table-row>
        <table:table-row table:style-name="ro1">
          <table:table-cell/>
          <table:table-cell office:value-type="string">
            <text:p>Ans8(rad)</text:p>
          </table:table-cell>
          <table:table-cell table:formula="of:=[.C25]" office:value-type="float" office:value="3.14159265358979">
            <text:p>3.1415926536</text:p>
          </table:table-cell>
          <table:table-cell table:formula="of:=[.D25]" office:value-type="float" office:value="-2.61799387799149">
            <text:p>-2.617993878</text:p>
          </table:table-cell>
          <table:table-cell table:formula="of:=[.E25]" office:value-type="float" office:value="-2.0943951023932">
            <text:p>-2.0943951024</text:p>
          </table:table-cell>
          <table:table-cell table:formula="of:=[.L26]" office:value-type="float" office:value="1.5707963267949">
            <text:p>1.5707963268</text:p>
          </table:table-cell>
          <table:table-cell table:formula="of:=[.M11]" office:value-type="float" office:value="3.14159265358979">
            <text:p>3.1415926536</text:p>
          </table:table-cell>
          <table:table-cell/>
          <table:table-cell table:style-name="ce2" table:formula="of:=([.$C$6]+[.$C$7])/(COS([.C26])+SIN([.C26]))" office:value-type="float" office:value="-0">
            <text:p>-0</text:p>
          </table:table-cell>
          <table:table-cell table:formula="of:=COS([.D26]+[.E26])*[.$C$8]+SIN([.D26]+[.E26])*[.I26]" office:value-type="float" office:value="-7.04481399828022E-016">
            <text:p>-7.04481399828022E-016</text:p>
          </table:table-cell>
          <table:table-cell table:formula="of:=COS([.D26]+[.E26])*[.I26]-SIN([.D26]+[.E26])*[.$C$8]" office:value-type="float" office:value="1">
            <text:p>1</text:p>
          </table:table-cell>
          <table:table-cell table:formula="of:=IF([.K26]&gt;0;1;-1)*ACOS([.J26])" office:value-type="float" office:value="1.5707963267949">
            <text:p>1.570796326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θ1</text:p>
          </table:table-cell>
          <table:table-cell office:value-type="string">
            <text:p>θ2</text:p>
          </table:table-cell>
          <table:table-cell office:value-type="string">
            <text:p>θ3</text:p>
          </table:table-cell>
          <table:table-cell office:value-type="string">
            <text:p>θ4</text:p>
          </table:table-cell>
          <table:table-cell office:value-type="string">
            <text:p>θ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1(deg)</text:p>
          </table:table-cell>
          <table:table-cell table:formula="of:=[.C19]/PI() * 180" office:value-type="float" office:value="0">
            <text:p>0</text:p>
          </table:table-cell>
          <table:table-cell table:formula="of:=[.D19]/PI() * 180" office:value-type="float" office:value="30">
            <text:p>30</text:p>
          </table:table-cell>
          <table:table-cell table:formula="of:=[.E19]/PI() * 180" office:value-type="float" office:value="120">
            <text:p>120</text:p>
          </table:table-cell>
          <table:table-cell table:formula="of:=[.F19]/PI() * 180" office:value-type="float" office:value="30">
            <text:p>30</text:p>
          </table:table-cell>
          <table:table-cell table:formula="of:=[.G19]/PI() * 180" office:value-type="float" office:value="-0">
            <text:p>-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2(deg)</text:p>
          </table:table-cell>
          <table:table-cell table:formula="of:=[.C20]/PI() * 180" office:value-type="float" office:value="0">
            <text:p>0</text:p>
          </table:table-cell>
          <table:table-cell table:formula="of:=[.D20]/PI() * 180" office:value-type="float" office:value="30">
            <text:p>30</text:p>
          </table:table-cell>
          <table:table-cell table:formula="of:=[.E20]/PI() * 180" office:value-type="float" office:value="120">
            <text:p>120</text:p>
          </table:table-cell>
          <table:table-cell table:formula="of:=[.F20]/PI() * 180" office:value-type="float" office:value="30">
            <text:p>30</text:p>
          </table:table-cell>
          <table:table-cell table:formula="of:=[.G20]/PI() * 180" office:value-type="float" office:value="-0">
            <text:p>-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3(deg)</text:p>
          </table:table-cell>
          <table:table-cell table:formula="of:=[.C21]/PI() * 180" office:value-type="float" office:value="0">
            <text:p>0</text:p>
          </table:table-cell>
          <table:table-cell table:formula="of:=[.D21]/PI() * 180" office:value-type="float" office:value="150">
            <text:p>150</text:p>
          </table:table-cell>
          <table:table-cell table:formula="of:=[.E21]/PI() * 180" office:value-type="float" office:value="-120">
            <text:p>-120</text:p>
          </table:table-cell>
          <table:table-cell table:formula="of:=[.F21]/PI() * 180" office:value-type="float" office:value="150">
            <text:p>150</text:p>
          </table:table-cell>
          <table:table-cell table:formula="of:=[.G21]/PI() * 180" office:value-type="float" office:value="-0">
            <text:p>-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4(deg)</text:p>
          </table:table-cell>
          <table:table-cell table:formula="of:=[.C22]/PI() * 180" office:value-type="float" office:value="0">
            <text:p>0</text:p>
          </table:table-cell>
          <table:table-cell table:formula="of:=[.D22]/PI() * 180" office:value-type="float" office:value="150">
            <text:p>150</text:p>
          </table:table-cell>
          <table:table-cell table:formula="of:=[.E22]/PI() * 180" office:value-type="float" office:value="-120">
            <text:p>-120</text:p>
          </table:table-cell>
          <table:table-cell table:formula="of:=[.F22]/PI() * 180" office:value-type="float" office:value="150">
            <text:p>150</text:p>
          </table:table-cell>
          <table:table-cell table:formula="of:=[.G22]/PI() * 180" office:value-type="float" office:value="-0">
            <text:p>-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5(deg)</text:p>
          </table:table-cell>
          <table:table-cell table:formula="of:=[.C23]/PI() * 180" office:value-type="float" office:value="180">
            <text:p>180</text:p>
          </table:table-cell>
          <table:table-cell table:formula="of:=[.D23]/PI() * 180" office:value-type="float" office:value="-30">
            <text:p>-30</text:p>
          </table:table-cell>
          <table:table-cell table:formula="of:=[.E21]/PI() * 180" office:value-type="float" office:value="-120">
            <text:p>-120</text:p>
          </table:table-cell>
          <table:table-cell table:formula="of:=[.F23]/PI() * 180" office:value-type="float" office:value="90">
            <text:p>90</text:p>
          </table:table-cell>
          <table:table-cell table:formula="of:=[.G23]/PI() * 180" office:value-type="float" office:value="180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6(deg)</text:p>
          </table:table-cell>
          <table:table-cell table:formula="of:=[.C24]/PI() * 180" office:value-type="float" office:value="180">
            <text:p>180</text:p>
          </table:table-cell>
          <table:table-cell table:formula="of:=[.D24]/PI() * 180" office:value-type="float" office:value="-30">
            <text:p>-30</text:p>
          </table:table-cell>
          <table:table-cell table:formula="of:=[.E22]/PI() * 180" office:value-type="float" office:value="-120">
            <text:p>-120</text:p>
          </table:table-cell>
          <table:table-cell table:formula="of:=[.F24]/PI() * 180" office:value-type="float" office:value="90">
            <text:p>90</text:p>
          </table:table-cell>
          <table:table-cell table:formula="of:=[.G24]/PI() * 180" office:value-type="float" office:value="180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7(deg)</text:p>
          </table:table-cell>
          <table:table-cell table:formula="of:=[.C25]/PI() * 180" office:value-type="float" office:value="180">
            <text:p>180</text:p>
          </table:table-cell>
          <table:table-cell table:formula="of:=[.D25]/PI() * 180" office:value-type="float" office:value="-150">
            <text:p>-150</text:p>
          </table:table-cell>
          <table:table-cell table:formula="of:=[.E25]/PI() * 180" office:value-type="float" office:value="-120">
            <text:p>-120</text:p>
          </table:table-cell>
          <table:table-cell table:formula="of:=[.F25]/PI() * 180" office:value-type="float" office:value="90">
            <text:p>90</text:p>
          </table:table-cell>
          <table:table-cell table:formula="of:=[.G25]/PI() * 180" office:value-type="float" office:value="180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s8(deg)</text:p>
          </table:table-cell>
          <table:table-cell table:formula="of:=[.C26]/PI() * 180" office:value-type="float" office:value="180">
            <text:p>180</text:p>
          </table:table-cell>
          <table:table-cell table:formula="of:=[.D26]/PI() * 180" office:value-type="float" office:value="-150">
            <text:p>-150</text:p>
          </table:table-cell>
          <table:table-cell table:formula="of:=[.E26]/PI() * 180" office:value-type="float" office:value="-120">
            <text:p>-120</text:p>
          </table:table-cell>
          <table:table-cell table:formula="of:=[.F26]/PI() * 180" office:value-type="float" office:value="90">
            <text:p>90</text:p>
          </table:table-cell>
          <table:table-cell table:formula="of:=[.G26]/PI() * 180" office:value-type="float" office:value="180">
            <text:p>180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8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5" office:value-type="string">
            <text:p>定数一覧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>
            <text:p>L1(mm)</text:p>
          </table:table-cell>
          <table:table-cell table:style-name="ce6" office:value-type="float" office:value="50">
            <text:p>50.000</text:p>
          </table:table-cell>
          <table:table-cell table:style-name="Default" office:value-type="float" office:value="127">
            <text:p>127</text:p>
          </table:table-cell>
          <table:table-cell table:style-name="Default" office:value-type="string">
            <text:p>Px</text:p>
          </table:table-cell>
          <table:table-cell table:style-name="ce6" office:value-type="float" office:value="40">
            <text:p>40.0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L2(mm)</text:p>
          </table:table-cell>
          <table:table-cell table:style-name="ce6" office:value-type="float" office:value="50">
            <text:p>50.000</text:p>
          </table:table-cell>
          <table:table-cell table:style-name="Default" office:value-type="float" office:value="114">
            <text:p>114</text:p>
          </table:table-cell>
          <table:table-cell table:style-name="Default" office:value-type="string">
            <text:p>Py</text:p>
          </table:table-cell>
          <table:table-cell table:style-name="ce6" office:value-type="float" office:value="30">
            <text:p>30.0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L3(mm)</text:p>
          </table:table-cell>
          <table:table-cell table:style-name="ce6" office:value-type="float" office:value="50">
            <text:p>50.000</text:p>
          </table:table-cell>
          <table:table-cell table:style-name="Default" office:value-type="float" office:value="117">
            <text:p>117</text:p>
          </table:table-cell>
          <table:table-cell table:style-name="Default" office:value-type="string">
            <text:p>Pz</text:p>
          </table:table-cell>
          <table:table-cell table:style-name="ce6" office:value-type="float" office:value="10">
            <text:p>10.0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L45(mm)</text:p>
          </table:table-cell>
          <table:table-cell table:style-name="ce6" office:value-type="float" office:value="50">
            <text:p>50.000</text:p>
          </table:table-cell>
          <table:table-cell table:style-name="Default" office:value-type="float" office:value="143">
            <text:p>143</text:p>
          </table:table-cell>
          <table:table-cell table:style-name="Default" office:value-type="string">
            <text:p>Ax</text:p>
          </table:table-cell>
          <table:table-cell table:style-name="ce12" table:formula="of:=[.H6]/[.$I$6]" office:value-type="float" office:value="0.267261241912424">
            <text:p>0.267261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formula="of:=SQRT([.H6]*[.H6]+[.H7]*[.H7]+[.H8]*[.H8])" office:value-type="float" office:value="3.74165738677394">
            <text:p>3.741657386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Ay</text:p>
          </table:table-cell>
          <table:table-cell table:style-name="ce12" table:formula="of:=[.H7]/[.$I$6]" office:value-type="float" office:value="0.534522483824849">
            <text:p>0.5345225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Az</text:p>
          </table:table-cell>
          <table:table-cell table:style-name="ce12" table:formula="of:=[.H8]/[.$I$6]" office:value-type="float" office:value="-0.801783725737273">
            <text:p>-0.8017837</text:p>
          </table:table-cell>
          <table:table-cell table:style-name="Default"/>
          <table:table-cell table:style-name="Default" office:value-type="float" office:value="-3">
            <text:p>-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Bx</text:p>
          </table:table-cell>
          <table:table-cell table:style-name="ce12" table:formula="of:=[.H9]/[.$I$9]" office:value-type="float" office:value="0.455842305838552">
            <text:p>0.455842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formula="of:=SQRT([.H9]*[.H9]+[.H10]*[.H10]+[.H11]*[.H11])" office:value-type="float" office:value="8.77496438739212">
            <text:p>8.774964387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By</text:p>
          </table:table-cell>
          <table:table-cell table:style-name="ce12" table:formula="of:=[.H10]/[.$I$9]" office:value-type="float" office:value="0.56980288229819">
            <text:p>0.5698029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Bz</text:p>
          </table:table-cell>
          <table:table-cell table:style-name="ce12" table:formula="of:=[.H11]/[.$I$9]" office:value-type="float" office:value="0.683763458757828">
            <text:p>0.6837635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>
            <text:p>Type1</text:p>
          </table:table-cell>
          <table:table-cell table:style-name="ce3" office:value-type="string">
            <text:p>Type2</text:p>
          </table:table-cell>
          <table:table-cell table:style-name="ce3" office:value-type="string">
            <text:p>Type3</text:p>
          </table:table-cell>
          <table:table-cell table:style-name="ce3" office:value-type="string">
            <text:p>Type4</text:p>
          </table:table-cell>
          <table:table-cell table:style-name="ce3" office:value-type="string">
            <text:p>Type5</text:p>
          </table:table-cell>
          <table:table-cell table:style-name="ce3" office:value-type="string">
            <text:p>Type6</text:p>
          </table:table-cell>
          <table:table-cell table:style-name="ce3" office:value-type="string">
            <text:p>Type7</text:p>
          </table:table-cell>
          <table:table-cell table:style-name="ce3" office:value-type="string">
            <text:p>Type8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19">
            <text:p>計算用</text:p>
          </table:table-cell>
          <table:table-cell office:value-type="string">
            <text:p>Px'</text:p>
          </table:table-cell>
          <table:table-cell table:style-name="ce7" table:formula="of:=[.$F$3]-[.$F$6]*[.$C$6]" office:value-type="float" office:value="26.6369379043788">
            <text:p>26.637</text:p>
          </table:table-cell>
          <table:table-cell table:formula="of:=[.C14]" office:value-type="float" office:value="26.6369379043788">
            <text:p>26.637</text:p>
          </table:table-cell>
          <table:table-cell table:formula="of:=[.D14]" office:value-type="float" office:value="26.6369379043788">
            <text:p>26.637</text:p>
          </table:table-cell>
          <table:table-cell table:formula="of:=[.E14]" office:value-type="float" office:value="26.6369379043788">
            <text:p>26.637</text:p>
          </table:table-cell>
          <table:table-cell table:formula="of:=[.F14]" office:value-type="float" office:value="26.6369379043788">
            <text:p>26.637</text:p>
          </table:table-cell>
          <table:table-cell table:formula="of:=[.G14]" office:value-type="float" office:value="26.6369379043788">
            <text:p>26.637</text:p>
          </table:table-cell>
          <table:table-cell table:formula="of:=[.H14]" office:value-type="float" office:value="26.6369379043788">
            <text:p>26.637</text:p>
          </table:table-cell>
          <table:table-cell table:formula="of:=[.I14]" office:value-type="float" office:value="26.6369379043788">
            <text:p>26.637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y'</text:p>
          </table:table-cell>
          <table:table-cell table:style-name="ce7" table:formula="of:=[.$F$4]-[.$F$7]*[.$C$6]" office:value-type="float" office:value="3.27387580875756">
            <text:p>3.274</text:p>
          </table:table-cell>
          <table:table-cell table:formula="of:=[.C15]" office:value-type="float" office:value="3.27387580875756">
            <text:p>3.274</text:p>
          </table:table-cell>
          <table:table-cell table:formula="of:=[.D15]" office:value-type="float" office:value="3.27387580875756">
            <text:p>3.274</text:p>
          </table:table-cell>
          <table:table-cell table:formula="of:=[.E15]" office:value-type="float" office:value="3.27387580875756">
            <text:p>3.274</text:p>
          </table:table-cell>
          <table:table-cell table:formula="of:=[.F15]" office:value-type="float" office:value="3.27387580875756">
            <text:p>3.274</text:p>
          </table:table-cell>
          <table:table-cell table:formula="of:=[.G15]" office:value-type="float" office:value="3.27387580875756">
            <text:p>3.274</text:p>
          </table:table-cell>
          <table:table-cell table:formula="of:=[.H15]" office:value-type="float" office:value="3.27387580875756">
            <text:p>3.274</text:p>
          </table:table-cell>
          <table:table-cell table:formula="of:=[.I15]" office:value-type="float" office:value="3.27387580875756">
            <text:p>3.274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z'</text:p>
          </table:table-cell>
          <table:table-cell table:style-name="ce7" table:formula="of:=[.$F$5]-[.$F$8]*[.$C$6]-[.$C$3]" office:value-type="float" office:value="0.0891862868636579">
            <text:p>0.089</text:p>
          </table:table-cell>
          <table:table-cell table:formula="of:=[.C16]" office:value-type="float" office:value="0.0891862868636579">
            <text:p>0.089</text:p>
          </table:table-cell>
          <table:table-cell table:formula="of:=[.D16]" office:value-type="float" office:value="0.0891862868636579">
            <text:p>0.089</text:p>
          </table:table-cell>
          <table:table-cell table:formula="of:=[.E16]" office:value-type="float" office:value="0.0891862868636579">
            <text:p>0.089</text:p>
          </table:table-cell>
          <table:table-cell table:formula="of:=[.F16]" office:value-type="float" office:value="0.0891862868636579">
            <text:p>0.089</text:p>
          </table:table-cell>
          <table:table-cell table:formula="of:=[.G16]" office:value-type="float" office:value="0.0891862868636579">
            <text:p>0.089</text:p>
          </table:table-cell>
          <table:table-cell table:formula="of:=[.H16]" office:value-type="float" office:value="0.0891862868636579">
            <text:p>0.089</text:p>
          </table:table-cell>
          <table:table-cell table:formula="of:=[.I16]" office:value-type="float" office:value="0.0891862868636579">
            <text:p>0.089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x''</text:p>
          </table:table-cell>
          <table:table-cell table:style-name="ce8" table:formula="of:=COS([.C33])*[.C14]+SIN([.C33])*[.C15]" office:value-type="float" office:value="23.2738758087576">
            <text:p>23.274</text:p>
          </table:table-cell>
          <table:table-cell table:style-name="ce10" table:formula="of:=COS([.D33])*[.D14]+SIN([.D33])*[.D15]" office:value-type="float" office:value="23.2738758087576">
            <text:p>23.274</text:p>
          </table:table-cell>
          <table:table-cell table:style-name="ce10" table:formula="of:=COS([.E33])*[.E14]+SIN([.E33])*[.E15]" office:value-type="float" office:value="23.2738758087576">
            <text:p>23.274</text:p>
          </table:table-cell>
          <table:table-cell table:style-name="ce10" table:formula="of:=COS([.F33])*[.F14]+SIN([.F33])*[.F15]" office:value-type="float" office:value="23.2738758087576">
            <text:p>23.274</text:p>
          </table:table-cell>
          <table:table-cell table:style-name="ce8" table:formula="of:=COS([.G33])*[.G14]+SIN([.G33])*[.G15]" office:value-type="float" office:value="-23.2738758087576">
            <text:p>-23.274</text:p>
          </table:table-cell>
          <table:table-cell table:style-name="ce10" table:formula="of:=COS([.H33])*[.H14]+SIN([.H33])*[.H15]" office:value-type="float" office:value="-23.2738758087576">
            <text:p>-23.274</text:p>
          </table:table-cell>
          <table:table-cell table:style-name="ce10" table:formula="of:=COS([.I33])*[.I14]+SIN([.I33])*[.I15]" office:value-type="float" office:value="-23.2738758087576">
            <text:p>-23.274</text:p>
          </table:table-cell>
          <table:table-cell table:style-name="ce10" table:formula="of:=COS([.J33])*[.J14]+SIN([.J33])*[.J15]" office:value-type="float" office:value="-23.2738758087576">
            <text:p>-23.274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y''</text:p>
          </table:table-cell>
          <table:table-cell table:style-name="ce7" office:value-type="float" office:value="0">
            <text:p>0.000</text:p>
          </table:table-cell>
          <table:table-cell table:number-columns-repeated="7" office:value-type="float" office:value="0">
            <text:p>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z''</text:p>
          </table:table-cell>
          <table:table-cell table:style-name="ce7" table:formula="of:=[.C16]" office:value-type="float" office:value="0.0891862868636579">
            <text:p>0.089</text:p>
          </table:table-cell>
          <table:table-cell table:formula="of:=[.D16]" office:value-type="float" office:value="0.0891862868636579">
            <text:p>0.089</text:p>
          </table:table-cell>
          <table:table-cell table:formula="of:=[.E16]" office:value-type="float" office:value="0.0891862868636579">
            <text:p>0.089</text:p>
          </table:table-cell>
          <table:table-cell table:formula="of:=[.F16]" office:value-type="float" office:value="0.0891862868636579">
            <text:p>0.089</text:p>
          </table:table-cell>
          <table:table-cell table:formula="of:=[.G16]" office:value-type="float" office:value="0.0891862868636579">
            <text:p>0.089</text:p>
          </table:table-cell>
          <table:table-cell table:formula="of:=[.H16]" office:value-type="float" office:value="0.0891862868636579">
            <text:p>0.089</text:p>
          </table:table-cell>
          <table:table-cell table:formula="of:=[.I16]" office:value-type="float" office:value="0.0891862868636579">
            <text:p>0.089</text:p>
          </table:table-cell>
          <table:table-cell table:formula="of:=[.J16]" office:value-type="float" office:value="0.0891862868636579">
            <text:p>0.08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>
            <text:p>cosθ3</text:p>
          </table:table-cell>
          <table:table-cell table:formula="of:=([.C17]*[.C17]+[.C19]*[.C19]-[.$C$4]*[.$C$4]-[.$C$5]*[.$C$5])/(2*[.$C$4]*[.$C$5])" office:value-type="float" office:value="-0.891663750128953">
            <text:p>-0.892</text:p>
          </table:table-cell>
          <table:table-cell table:formula="of:=([.D17]*[.D17]+[.D19]*[.D19]-[.$C$4]*[.$C$4]-[.$C$5]*[.$C$5])/(2*[.$C$4]*[.$C$5])" office:value-type="float" office:value="-0.891663750128953">
            <text:p>-0.892</text:p>
          </table:table-cell>
          <table:table-cell table:formula="of:=([.E17]*[.E17]+[.E19]*[.E19]-[.$C$4]*[.$C$4]-[.$C$5]*[.$C$5])/(2*[.$C$4]*[.$C$5])" office:value-type="float" office:value="-0.891663750128953">
            <text:p>-0.892</text:p>
          </table:table-cell>
          <table:table-cell table:formula="of:=([.F17]*[.F17]+[.F19]*[.F19]-[.$C$4]*[.$C$4]-[.$C$5]*[.$C$5])/(2*[.$C$4]*[.$C$5])" office:value-type="float" office:value="-0.891663750128953">
            <text:p>-0.892</text:p>
          </table:table-cell>
          <table:table-cell table:formula="of:=([.G17]*[.G17]+[.G19]*[.G19]-[.$C$4]*[.$C$4]-[.$C$5]*[.$C$5])/(2*[.$C$4]*[.$C$5])" office:value-type="float" office:value="-0.891663750128953">
            <text:p>-0.892</text:p>
          </table:table-cell>
          <table:table-cell table:formula="of:=([.H17]*[.H17]+[.H19]*[.H19]-[.$C$4]*[.$C$4]-[.$C$5]*[.$C$5])/(2*[.$C$4]*[.$C$5])" office:value-type="float" office:value="-0.891663750128953">
            <text:p>-0.892</text:p>
          </table:table-cell>
          <table:table-cell table:formula="of:=([.I17]*[.I17]+[.I19]*[.I19]-[.$C$4]*[.$C$4]-[.$C$5]*[.$C$5])/(2*[.$C$4]*[.$C$5])" office:value-type="float" office:value="-0.891663750128953">
            <text:p>-0.892</text:p>
          </table:table-cell>
          <table:table-cell table:formula="of:=([.J17]*[.J17]+[.J19]*[.J19]-[.$C$4]*[.$C$4]-[.$C$5]*[.$C$5])/(2*[.$C$4]*[.$C$5])" office:value-type="float" office:value="-0.891663750128953">
            <text:p>-0.89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α</text:p>
          </table:table-cell>
          <table:table-cell table:formula="of:=[.$C$5]*SIN([.C35])" office:value-type="float" office:value="22.6349153248898">
            <text:p>22.635</text:p>
          </table:table-cell>
          <table:table-cell table:formula="of:=[.$C$5]*SIN([.D35])" office:value-type="float" office:value="22.6349153248898">
            <text:p>22.635</text:p>
          </table:table-cell>
          <table:table-cell table:formula="of:=[.$C$5]*SIN([.E35])" office:value-type="float" office:value="-22.6349153248898">
            <text:p>-22.635</text:p>
          </table:table-cell>
          <table:table-cell table:formula="of:=[.$C$5]*SIN([.F35])" office:value-type="float" office:value="-22.6349153248898">
            <text:p>-22.635</text:p>
          </table:table-cell>
          <table:table-cell table:formula="of:=[.$C$5]*SIN([.G35])" office:value-type="float" office:value="22.6349153248898">
            <text:p>22.635</text:p>
          </table:table-cell>
          <table:table-cell table:formula="of:=[.$C$5]*SIN([.H35])" office:value-type="float" office:value="22.6349153248898">
            <text:p>22.635</text:p>
          </table:table-cell>
          <table:table-cell table:formula="of:=[.$C$5]*SIN([.I35])" office:value-type="float" office:value="-22.6349153248898">
            <text:p>-22.635</text:p>
          </table:table-cell>
          <table:table-cell table:formula="of:=[.$C$5]*SIN([.J35])" office:value-type="float" office:value="-22.6349153248898">
            <text:p>-22.635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β</text:p>
          </table:table-cell>
          <table:table-cell table:formula="of:=[.$C$4]+[.$C$5]*COS([.C35])" office:value-type="float" office:value="5.41681249355236">
            <text:p>5.417</text:p>
          </table:table-cell>
          <table:table-cell table:formula="of:=[.$C$4]+[.$C$5]*COS([.D35])" office:value-type="float" office:value="5.41681249355236">
            <text:p>5.417</text:p>
          </table:table-cell>
          <table:table-cell table:formula="of:=[.$C$4]+[.$C$5]*COS([.E35])" office:value-type="float" office:value="5.41681249355236">
            <text:p>5.417</text:p>
          </table:table-cell>
          <table:table-cell table:formula="of:=[.$C$4]+[.$C$5]*COS([.F35])" office:value-type="float" office:value="5.41681249355236">
            <text:p>5.417</text:p>
          </table:table-cell>
          <table:table-cell table:formula="of:=[.$C$4]+[.$C$5]*COS([.G35])" office:value-type="float" office:value="5.41681249355236">
            <text:p>5.417</text:p>
          </table:table-cell>
          <table:table-cell table:formula="of:=[.$C$4]+[.$C$5]*COS([.H35])" office:value-type="float" office:value="5.41681249355236">
            <text:p>5.417</text:p>
          </table:table-cell>
          <table:table-cell table:formula="of:=[.$C$4]+[.$C$5]*COS([.I35])" office:value-type="float" office:value="5.41681249355236">
            <text:p>5.417</text:p>
          </table:table-cell>
          <table:table-cell table:formula="of:=[.$C$4]+[.$C$5]*COS([.J35])" office:value-type="float" office:value="5.41681249355236">
            <text:p>5.417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α2+β2</text:p>
          </table:table-cell>
          <table:table-cell table:formula="of:=[.C21]*[.C21]+[.C22]*[.C22]" office:value-type="float" office:value="541.681249355235">
            <text:p>541.681</text:p>
          </table:table-cell>
          <table:table-cell table:formula="of:=[.D21]*[.D21]+[.D22]*[.D22]" office:value-type="float" office:value="541.681249355235">
            <text:p>541.681</text:p>
          </table:table-cell>
          <table:table-cell table:formula="of:=[.E21]*[.E21]+[.E22]*[.E22]" office:value-type="float" office:value="541.681249355235">
            <text:p>541.681</text:p>
          </table:table-cell>
          <table:table-cell table:formula="of:=[.F21]*[.F21]+[.F22]*[.F22]" office:value-type="float" office:value="541.681249355235">
            <text:p>541.681</text:p>
          </table:table-cell>
          <table:table-cell table:formula="of:=[.G21]*[.G21]+[.G22]*[.G22]" office:value-type="float" office:value="541.681249355235">
            <text:p>541.681</text:p>
          </table:table-cell>
          <table:table-cell table:formula="of:=[.H21]*[.H21]+[.H22]*[.H22]" office:value-type="float" office:value="541.681249355235">
            <text:p>541.681</text:p>
          </table:table-cell>
          <table:table-cell table:formula="of:=[.I21]*[.I21]+[.I22]*[.I22]" office:value-type="float" office:value="541.681249355235">
            <text:p>541.681</text:p>
          </table:table-cell>
          <table:table-cell table:formula="of:=[.J21]*[.J21]+[.J22]*[.J22]" office:value-type="float" office:value="541.681249355235">
            <text:p>541.68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cosθ2</text:p>
          </table:table-cell>
          <table:table-cell table:formula="of:=([.C21]*[.C17]+[.C22]*[.C19])/[.C23]" office:value-type="float" office:value="0.973423603334607">
            <text:p>0.973</text:p>
          </table:table-cell>
          <table:table-cell table:formula="of:=([.D21]*[.D17]+[.D22]*[.D19])/[.D23]" office:value-type="float" office:value="0.973423603334607">
            <text:p>0.973</text:p>
          </table:table-cell>
          <table:table-cell table:formula="of:=([.E21]*[.E17]+[.E22]*[.E19])/[.E23]" office:value-type="float" office:value="-0.971639877597333">
            <text:p>-0.972</text:p>
          </table:table-cell>
          <table:table-cell table:formula="of:=([.F21]*[.F17]+[.F22]*[.F19])/[.F23]" office:value-type="float" office:value="-0.971639877597333">
            <text:p>-0.972</text:p>
          </table:table-cell>
          <table:table-cell table:formula="of:=([.G21]*[.G17]+[.G22]*[.G19])/[.G23]" office:value-type="float" office:value="-0.971639877597333">
            <text:p>-0.972</text:p>
          </table:table-cell>
          <table:table-cell table:formula="of:=([.H21]*[.H17]+[.H22]*[.H19])/[.H23]" office:value-type="float" office:value="-0.971639877597333">
            <text:p>-0.972</text:p>
          </table:table-cell>
          <table:table-cell table:formula="of:=([.I21]*[.I17]+[.I22]*[.I19])/[.I23]" office:value-type="float" office:value="0.973423603334607">
            <text:p>0.973</text:p>
          </table:table-cell>
          <table:table-cell table:formula="of:=([.J21]*[.J17]+[.J22]*[.J19])/[.J23]" office:value-type="float" office:value="0.973423603334607">
            <text:p>0.973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sinθ2</text:p>
          </table:table-cell>
          <table:table-cell table:formula="of:=([.C22]*[.C17]-[.C21]*[.C19])/[.C23]" office:value-type="float" office:value="0.229011983247754">
            <text:p>0.229</text:p>
          </table:table-cell>
          <table:table-cell table:formula="of:=([.D22]*[.D17]-[.D21]*[.D19])/[.D23]" office:value-type="float" office:value="0.229011983247754">
            <text:p>0.229</text:p>
          </table:table-cell>
          <table:table-cell table:formula="of:=([.E22]*[.E17]-[.E21]*[.E19])/[.E23]" office:value-type="float" office:value="0.236465532927397">
            <text:p>0.236</text:p>
          </table:table-cell>
          <table:table-cell table:formula="of:=([.F22]*[.F17]-[.F21]*[.F19])/[.F23]" office:value-type="float" office:value="0.236465532927397">
            <text:p>0.236</text:p>
          </table:table-cell>
          <table:table-cell table:formula="of:=([.G22]*[.G17]-[.G21]*[.G19])/[.G23]" office:value-type="float" office:value="-0.236465532927397">
            <text:p>-0.236</text:p>
          </table:table-cell>
          <table:table-cell table:formula="of:=([.H22]*[.H17]-[.H21]*[.H19])/[.H23]" office:value-type="float" office:value="-0.236465532927397">
            <text:p>-0.236</text:p>
          </table:table-cell>
          <table:table-cell table:formula="of:=([.I22]*[.I17]-[.I21]*[.I19])/[.I23]" office:value-type="float" office:value="-0.229011983247754">
            <text:p>-0.229</text:p>
          </table:table-cell>
          <table:table-cell table:formula="of:=([.J22]*[.J17]-[.J21]*[.J19])/[.J23]" office:value-type="float" office:value="-0.229011983247754">
            <text:p>-0.229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cosθ5</text:p>
          </table:table-cell>
          <table:table-cell table:formula="of:=(COS([.C33])*[.$F$9]+SIN([.C33])*[.$F$10])/(-[.$F$8])" office:value-type="float" office:value="0.88122962760319">
            <text:p>0.881</text:p>
          </table:table-cell>
          <table:table-cell table:formula="of:=(COS([.D33])*[.$F$9]+SIN([.D33])*[.$F$10])/(-[.$F$8])" office:value-type="float" office:value="0.88122962760319">
            <text:p>0.881</text:p>
          </table:table-cell>
          <table:table-cell table:formula="of:=(COS([.E33])*[.$F$9]+SIN([.E33])*[.$F$10])/(-[.$F$8])" office:value-type="float" office:value="0.88122962760319">
            <text:p>0.881</text:p>
          </table:table-cell>
          <table:table-cell table:formula="of:=(COS([.F33])*[.$F$9]+SIN([.F33])*[.$F$10])/(-[.$F$8])" office:value-type="float" office:value="0.88122962760319">
            <text:p>0.881</text:p>
          </table:table-cell>
          <table:table-cell table:formula="of:=(COS([.G33])*[.$F$9]+SIN([.G33])*[.$F$10])/(-[.$F$8])" office:value-type="float" office:value="-0.88122962760319">
            <text:p>-0.881</text:p>
          </table:table-cell>
          <table:table-cell table:formula="of:=(COS([.H33])*[.$F$9]+SIN([.H33])*[.$F$10])/(-[.$F$8])" office:value-type="float" office:value="-0.88122962760319">
            <text:p>-0.881</text:p>
          </table:table-cell>
          <table:table-cell table:formula="of:=(COS([.I33])*[.$F$9]+SIN([.I33])*[.$F$10])/(-[.$F$8])" office:value-type="float" office:value="-0.88122962760319">
            <text:p>-0.881</text:p>
          </table:table-cell>
          <table:table-cell table:formula="of:=(COS([.J33])*[.$F$9]+SIN([.J33])*[.$F$10])/(-[.$F$8])" office:value-type="float" office:value="-0.88122962760319">
            <text:p>-0.88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sinθ5</text:p>
          </table:table-cell>
          <table:table-cell table:formula="of:=SIN([.C33])*[.$F$9]-COS([.C33])*[.$F$10]" office:value-type="float" office:value="-0.182336922335421">
            <text:p>-0.182</text:p>
          </table:table-cell>
          <table:table-cell table:formula="of:=SIN([.D33])*[.$F$9]-COS([.D33])*[.$F$10]" office:value-type="float" office:value="-0.182336922335421">
            <text:p>-0.182</text:p>
          </table:table-cell>
          <table:table-cell table:formula="of:=SIN([.E33])*[.$F$9]-COS([.E33])*[.$F$10]" office:value-type="float" office:value="-0.182336922335421">
            <text:p>-0.182</text:p>
          </table:table-cell>
          <table:table-cell table:formula="of:=SIN([.F33])*[.$F$9]-COS([.F33])*[.$F$10]" office:value-type="float" office:value="-0.182336922335421">
            <text:p>-0.182</text:p>
          </table:table-cell>
          <table:table-cell table:formula="of:=SIN([.G33])*[.$F$9]-COS([.G33])*[.$F$10]" office:value-type="float" office:value="0.182336922335421">
            <text:p>0.182</text:p>
          </table:table-cell>
          <table:table-cell table:formula="of:=SIN([.H33])*[.$F$9]-COS([.H33])*[.$F$10]" office:value-type="float" office:value="0.182336922335421">
            <text:p>0.182</text:p>
          </table:table-cell>
          <table:table-cell table:formula="of:=SIN([.I33])*[.$F$9]-COS([.I33])*[.$F$10]" office:value-type="float" office:value="0.182336922335421">
            <text:p>0.182</text:p>
          </table:table-cell>
          <table:table-cell table:formula="of:=SIN([.J33])*[.$F$9]-COS([.J33])*[.$F$10]" office:value-type="float" office:value="0.182336922335421">
            <text:p>0.18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5'</text:p>
          </table:table-cell>
          <table:table-cell table:formula="of:=IF([.C27]&gt;0;1;-1)*ACOS([.C26])" office:value-type="float" office:value="-0.49233905177331">
            <text:p>-0.492</text:p>
          </table:table-cell>
          <table:table-cell table:formula="of:=IF([.C27]&gt;0;1;-1)*ACOS([.C26])+PI()" office:value-type="float" office:value="2.64925360181648">
            <text:p>2.649</text:p>
          </table:table-cell>
          <table:table-cell table:formula="of:=IF([.E27]&gt;0;1;-1)*ACOS([.E26])" office:value-type="float" office:value="-0.49233905177331">
            <text:p>-0.492</text:p>
          </table:table-cell>
          <table:table-cell table:formula="of:=IF([.E27]&gt;0;1;-1)*ACOS([.E26])+PI()" office:value-type="float" office:value="2.64925360181648">
            <text:p>2.649</text:p>
          </table:table-cell>
          <table:table-cell table:formula="of:=IF([.G27]&gt;0;1;-1)*ACOS([.G26])" office:value-type="float" office:value="2.64925360181648">
            <text:p>2.649</text:p>
          </table:table-cell>
          <table:table-cell table:formula="of:=IF([.G27]&gt;0;1;-1)*ACOS([.G26])+PI()" office:value-type="float" office:value="5.79084625540628">
            <text:p>5.791</text:p>
          </table:table-cell>
          <table:table-cell table:formula="of:=IF([.I27]&gt;0;1;-1)*ACOS([.I26])" office:value-type="float" office:value="2.64925360181648">
            <text:p>2.649</text:p>
          </table:table-cell>
          <table:table-cell table:formula="of:=IF([.I27]&gt;0;1;-1)*ACOS([.I26])+PI()" office:value-type="float" office:value="5.79084625540628">
            <text:p>5.79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cosθ234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 table:formula="of:=[.$F$8]" office:value-type="float" office:value="-0.801783725737273">
            <text:p>-0.802</text:p>
          </table:table-cell>
          <table:table-cell/>
          <table:table-cell table:formula="of:=MOD(5.1;3.3)" office:value-type="float" office:value="1.8">
            <text:p>1.8</text:p>
          </table:table-cell>
        </table:table-row>
        <table:table-row table:style-name="ro1">
          <table:covered-table-cell table:style-name="ce3"/>
          <table:table-cell office:value-type="string">
            <text:p>sinθ234</text:p>
          </table:table-cell>
          <table:table-cell table:formula="of:=[.$F$6]*COS([.C33])+[.$F$7]*SIN([.C33])" office:value-type="float" office:value="0.534522483824849">
            <text:p>0.535</text:p>
          </table:table-cell>
          <table:table-cell table:formula="of:=[.$F$6]*COS([.D33])+[.$F$7]*SIN([.D33])" office:value-type="float" office:value="0.534522483824849">
            <text:p>0.535</text:p>
          </table:table-cell>
          <table:table-cell table:formula="of:=[.$F$6]*COS([.E33])+[.$F$7]*SIN([.E33])" office:value-type="float" office:value="0.534522483824849">
            <text:p>0.535</text:p>
          </table:table-cell>
          <table:table-cell table:formula="of:=[.$F$6]*COS([.F33])+[.$F$7]*SIN([.F33])" office:value-type="float" office:value="0.534522483824849">
            <text:p>0.535</text:p>
          </table:table-cell>
          <table:table-cell table:formula="of:=[.$F$6]*COS([.G33])+[.$F$7]*SIN([.G33])" office:value-type="float" office:value="-0.534522483824849">
            <text:p>-0.535</text:p>
          </table:table-cell>
          <table:table-cell table:formula="of:=[.$F$6]*COS([.H33])+[.$F$7]*SIN([.H33])" office:value-type="float" office:value="-0.534522483824849">
            <text:p>-0.535</text:p>
          </table:table-cell>
          <table:table-cell table:formula="of:=[.$F$6]*COS([.I33])+[.$F$7]*SIN([.I33])" office:value-type="float" office:value="-0.534522483824849">
            <text:p>-0.535</text:p>
          </table:table-cell>
          <table:table-cell table:formula="of:=[.$F$6]*COS([.J33])+[.$F$7]*SIN([.J33])" office:value-type="float" office:value="-0.534522483824849">
            <text:p>-0.535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234</text:p>
          </table:table-cell>
          <table:table-cell table:formula="of:=IF([.C30]&gt;0;1;-1)*ACOS([.C29])" office:value-type="float" office:value="2.50107034091037">
            <text:p>2.501</text:p>
          </table:table-cell>
          <table:table-cell table:formula="of:=IF([.D30]&gt;0;1;-1)*ACOS([.D29])" office:value-type="float" office:value="2.50107034091037">
            <text:p>2.501</text:p>
          </table:table-cell>
          <table:table-cell table:formula="of:=IF([.E30]&gt;0;1;-1)*ACOS([.E29])" office:value-type="float" office:value="2.50107034091037">
            <text:p>2.501</text:p>
          </table:table-cell>
          <table:table-cell table:formula="of:=IF([.F30]&gt;0;1;-1)*ACOS([.F29])" office:value-type="float" office:value="2.50107034091037">
            <text:p>2.501</text:p>
          </table:table-cell>
          <table:table-cell table:formula="of:=IF([.G30]&gt;0;1;-1)*ACOS([.G29])" office:value-type="float" office:value="-2.50107034091037">
            <text:p>-2.501</text:p>
          </table:table-cell>
          <table:table-cell table:formula="of:=IF([.H30]&gt;0;1;-1)*ACOS([.H29])" office:value-type="float" office:value="-2.50107034091037">
            <text:p>-2.501</text:p>
          </table:table-cell>
          <table:table-cell table:formula="of:=IF([.I30]&gt;0;1;-1)*ACOS([.I29])" office:value-type="float" office:value="-2.50107034091037">
            <text:p>-2.501</text:p>
          </table:table-cell>
          <table:table-cell table:formula="of:=IF([.J30]&gt;0;1;-1)*ACOS([.J29])" office:value-type="float" office:value="-2.50107034091037">
            <text:p>-2.50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4'</text:p>
          </table:table-cell>
          <table:table-cell table:formula="of:=MOD([.C31]-[.C34]-[.C35];2*PI())" office:value-type="float" office:value="5.88138959518579">
            <text:p>5.881</text:p>
          </table:table-cell>
          <table:table-cell table:formula="of:=MOD([.D31]-[.D34]-[.D35];2*PI())" office:value-type="float" office:value="5.88138959518579">
            <text:p>5.881</text:p>
          </table:table-cell>
          <table:table-cell table:formula="of:=MOD([.E31]-[.E34]-[.E35];2*PI())" office:value-type="float" office:value="2.27000777100747">
            <text:p>2.270</text:p>
          </table:table-cell>
          <table:table-cell table:formula="of:=MOD([.F31]-[.F34]-[.F35];2*PI())" office:value-type="float" office:value="2.27000777100747">
            <text:p>2.270</text:p>
          </table:table-cell>
          <table:table-cell table:formula="of:=MOD([.G31]-[.G34]-[.G35];2*PI())" office:value-type="float" office:value="4.01317753617211">
            <text:p>4.013</text:p>
          </table:table-cell>
          <table:table-cell table:formula="of:=MOD([.H31]-[.H34]-[.H35];2*PI())" office:value-type="float" office:value="4.01317753617211">
            <text:p>4.013</text:p>
          </table:table-cell>
          <table:table-cell table:formula="of:=MOD([.I31]-[.I34]-[.I35];2*PI())" office:value-type="float" office:value="0.401795711993795">
            <text:p>0.402</text:p>
          </table:table-cell>
          <table:table-cell table:formula="of:=MOD([.J31]-[.J34]-[.J35];2*PI())" office:value-type="float" office:value="0.401795711993795">
            <text:p>0.402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5">
            <text:p>結果(rad)</text:p>
          </table:table-cell>
          <table:table-cell office:value-type="string">
            <text:p>θ1(rad)</text:p>
          </table:table-cell>
          <table:table-cell table:style-name="ce8" table:formula="of:=ACOS([.F3]/SQRT([.F3]*[.F3]+[.F4]*[.F4]))" office:value-type="float" office:value="0.643501108793284">
            <text:p>0.644</text:p>
          </table:table-cell>
          <table:table-cell table:formula="of:=[.C33]" office:value-type="float" office:value="0.643501108793284">
            <text:p>0.644</text:p>
          </table:table-cell>
          <table:table-cell table:formula="of:=[.D33]" office:value-type="float" office:value="0.643501108793284">
            <text:p>0.644</text:p>
          </table:table-cell>
          <table:table-cell table:formula="of:=[.E33]" office:value-type="float" office:value="0.643501108793284">
            <text:p>0.644</text:p>
          </table:table-cell>
          <table:table-cell table:formula="of:=IF([.C33]+PI()&gt;PI();[.C33]-PI();[.C33]+PI())" office:value-type="float" office:value="-2.49809154479651">
            <text:p>-2.498</text:p>
          </table:table-cell>
          <table:table-cell table:formula="of:=[.G33]" office:value-type="float" office:value="-2.49809154479651">
            <text:p>-2.498</text:p>
          </table:table-cell>
          <table:table-cell table:formula="of:=[.H33]" office:value-type="float" office:value="-2.49809154479651">
            <text:p>-2.498</text:p>
          </table:table-cell>
          <table:table-cell table:formula="of:=[.I33]" office:value-type="float" office:value="-2.49809154479651">
            <text:p>-2.498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2(rad)</text:p>
          </table:table-cell>
          <table:table-cell table:formula="of:=IF([.C25]&gt;0;1;-1)*ACOS([.C24])" office:value-type="float" office:value="0.231062569902901">
            <text:p>0.231</text:p>
          </table:table-cell>
          <table:table-cell table:formula="of:=IF([.D25]&gt;0;1;-1)*ACOS([.D24])" office:value-type="float" office:value="0.231062569902901">
            <text:p>0.231</text:p>
          </table:table-cell>
          <table:table-cell table:formula="of:=IF([.E25]&gt;0;1;-1)*ACOS([.E24])" office:value-type="float" office:value="2.90286605290416">
            <text:p>2.903</text:p>
          </table:table-cell>
          <table:table-cell table:formula="of:=IF([.F25]&gt;0;1;-1)*ACOS([.F24])" office:value-type="float" office:value="2.90286605290416">
            <text:p>2.903</text:p>
          </table:table-cell>
          <table:table-cell table:formula="of:=IF([.G25]&gt;0;1;-1)*ACOS([.G24])" office:value-type="float" office:value="-2.90286605290416">
            <text:p>-2.903</text:p>
          </table:table-cell>
          <table:table-cell table:formula="of:=IF([.H25]&gt;0;1;-1)*ACOS([.H24])" office:value-type="float" office:value="-2.90286605290416">
            <text:p>-2.903</text:p>
          </table:table-cell>
          <table:table-cell table:formula="of:=IF([.I25]&gt;0;1;-1)*ACOS([.I24])" office:value-type="float" office:value="-0.231062569902901">
            <text:p>-0.231</text:p>
          </table:table-cell>
          <table:table-cell table:formula="of:=IF([.J25]&gt;0;1;-1)*ACOS([.J24])" office:value-type="float" office:value="-0.231062569902901">
            <text:p>-0.23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3(rad)</text:p>
          </table:table-cell>
          <table:table-cell table:style-name="ce7" table:formula="of:=ACOS([.C20])" office:value-type="float" office:value="2.67180348300126">
            <text:p>2.672</text:p>
          </table:table-cell>
          <table:table-cell table:formula="of:=ACOS([.D20])" office:value-type="float" office:value="2.67180348300126">
            <text:p>2.672</text:p>
          </table:table-cell>
          <table:table-cell table:style-name="ce7" table:formula="of:=-ACOS([.E20])" office:value-type="float" office:value="-2.67180348300126">
            <text:p>-2.672</text:p>
          </table:table-cell>
          <table:table-cell table:formula="of:=-ACOS([.F20])" office:value-type="float" office:value="-2.67180348300126">
            <text:p>-2.672</text:p>
          </table:table-cell>
          <table:table-cell table:style-name="ce7" table:formula="of:=ACOS([.G20])" office:value-type="float" office:value="2.67180348300126">
            <text:p>2.672</text:p>
          </table:table-cell>
          <table:table-cell table:formula="of:=ACOS([.H20])" office:value-type="float" office:value="2.67180348300126">
            <text:p>2.672</text:p>
          </table:table-cell>
          <table:table-cell table:style-name="ce7" table:formula="of:=-ACOS([.I20])" office:value-type="float" office:value="-2.67180348300126">
            <text:p>-2.672</text:p>
          </table:table-cell>
          <table:table-cell table:formula="of:=-ACOS([.J20])" office:value-type="float" office:value="-2.67180348300126">
            <text:p>-2.67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4(rad)</text:p>
          </table:table-cell>
          <table:table-cell table:formula="of:=IF([.C32]&gt;PI();[.C32]-2*PI();[.C32])" office:value-type="float" office:value="-0.401795711993795">
            <text:p>-0.402</text:p>
          </table:table-cell>
          <table:table-cell table:formula="of:=IF([.D32]&gt;PI();[.D32]-2*PI();[.D32])" office:value-type="float" office:value="-0.401795711993795">
            <text:p>-0.402</text:p>
          </table:table-cell>
          <table:table-cell table:formula="of:=IF([.E32]&gt;PI();[.E32]-2*PI();[.E32])" office:value-type="float" office:value="2.27000777100747">
            <text:p>2.270</text:p>
          </table:table-cell>
          <table:table-cell table:formula="of:=IF([.F32]&gt;PI();[.F32]-2*PI();[.F32])" office:value-type="float" office:value="2.27000777100747">
            <text:p>2.270</text:p>
          </table:table-cell>
          <table:table-cell table:formula="of:=IF([.G32]&gt;PI();[.G32]-2*PI();[.G32])" office:value-type="float" office:value="-2.27000777100747">
            <text:p>-2.270</text:p>
          </table:table-cell>
          <table:table-cell table:formula="of:=IF([.H32]&gt;PI();[.H32]-2*PI();[.H32])" office:value-type="float" office:value="-2.27000777100747">
            <text:p>-2.270</text:p>
          </table:table-cell>
          <table:table-cell table:formula="of:=IF([.I32]&gt;PI();[.I32]-2*PI();[.I32])" office:value-type="float" office:value="0.401795711993795">
            <text:p>0.402</text:p>
          </table:table-cell>
          <table:table-cell table:formula="of:=IF([.J32]&gt;PI();[.J32]-2*PI();[.J32])" office:value-type="float" office:value="0.401795711993795">
            <text:p>0.40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5(rad)</text:p>
          </table:table-cell>
          <table:table-cell table:style-name="ce10" table:formula="of:=IF(MOD([.C28]+2*PI();2*PI())&gt; PI();MOD([.C28]+2*PI();2*PI())-2*PI();MOD([.C28]+2*PI();2*PI()))" office:value-type="float" office:value="-0.49233905177331">
            <text:p>-0.492</text:p>
          </table:table-cell>
          <table:table-cell table:style-name="ce10" table:formula="of:=IF(MOD([.D28]+2*PI();2*PI())&gt; PI();MOD([.D28]+2*PI();2*PI())-2*PI();MOD([.D28]+2*PI();2*PI()))" office:value-type="float" office:value="2.64925360181648">
            <text:p>2.649</text:p>
          </table:table-cell>
          <table:table-cell table:style-name="ce10" table:formula="of:=IF(MOD([.E28]+2*PI();2*PI())&gt; PI();MOD([.E28]+2*PI();2*PI())-2*PI();MOD([.E28]+2*PI();2*PI()))" office:value-type="float" office:value="-0.49233905177331">
            <text:p>-0.492</text:p>
          </table:table-cell>
          <table:table-cell table:style-name="ce10" table:formula="of:=IF(MOD([.F28]+2*PI();2*PI())&gt; PI();MOD([.F28]+2*PI();2*PI())-2*PI();MOD([.F28]+2*PI();2*PI()))" office:value-type="float" office:value="2.64925360181648">
            <text:p>2.649</text:p>
          </table:table-cell>
          <table:table-cell table:style-name="ce10" table:formula="of:=IF(MOD([.G28]+2*PI();2*PI())&gt; PI();MOD([.G28]+2*PI();2*PI())-2*PI();MOD([.G28]+2*PI();2*PI()))" office:value-type="float" office:value="2.64925360181648">
            <text:p>2.649</text:p>
          </table:table-cell>
          <table:table-cell table:style-name="ce10" table:formula="of:=IF(MOD([.H28]+2*PI();2*PI())&gt; PI();MOD([.H28]+2*PI();2*PI())-2*PI();MOD([.H28]+2*PI();2*PI()))" office:value-type="float" office:value="-0.49233905177331">
            <text:p>-0.492</text:p>
          </table:table-cell>
          <table:table-cell table:style-name="ce10" table:formula="of:=IF(MOD([.I28]+2*PI();2*PI())&gt; PI();MOD([.I28]+2*PI();2*PI())-2*PI();MOD([.I28]+2*PI();2*PI()))" office:value-type="float" office:value="2.64925360181648">
            <text:p>2.649</text:p>
          </table:table-cell>
          <table:table-cell table:style-name="ce10" table:formula="of:=IF(MOD([.J28]+2*PI();2*PI())&gt; PI();MOD([.J28]+2*PI();2*PI())-2*PI();MOD([.J28]+2*PI();2*PI()))" office:value-type="float" office:value="-0.49233905177331">
            <text:p>-0.492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5">
            <text:p>結果(deg)</text:p>
          </table:table-cell>
          <table:table-cell office:value-type="string">
            <text:p>θ1(deg)</text:p>
          </table:table-cell>
          <table:table-cell table:formula="of:=([.C33]/PI())*180" office:value-type="float" office:value="36.869897645844">
            <text:p>36.870</text:p>
          </table:table-cell>
          <table:table-cell table:formula="of:=([.D33]/PI())*180" office:value-type="float" office:value="36.869897645844">
            <text:p>36.870</text:p>
          </table:table-cell>
          <table:table-cell table:formula="of:=([.E33]/PI())*180" office:value-type="float" office:value="36.869897645844">
            <text:p>36.870</text:p>
          </table:table-cell>
          <table:table-cell table:formula="of:=([.F33]/PI())*180" office:value-type="float" office:value="36.869897645844">
            <text:p>36.870</text:p>
          </table:table-cell>
          <table:table-cell table:formula="of:=([.G33]/PI())*180" office:value-type="float" office:value="-143.130102354156">
            <text:p>-143.130</text:p>
          </table:table-cell>
          <table:table-cell table:formula="of:=([.H33]/PI())*180" office:value-type="float" office:value="-143.130102354156">
            <text:p>-143.130</text:p>
          </table:table-cell>
          <table:table-cell table:formula="of:=([.I33]/PI())*180" office:value-type="float" office:value="-143.130102354156">
            <text:p>-143.130</text:p>
          </table:table-cell>
          <table:table-cell table:formula="of:=([.J33]/PI())*180" office:value-type="float" office:value="-143.130102354156">
            <text:p>-143.13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2(deg)</text:p>
          </table:table-cell>
          <table:table-cell table:formula="of:=([.C34]/PI())*180" office:value-type="float" office:value="13.2389100588828">
            <text:p>13.239</text:p>
          </table:table-cell>
          <table:table-cell table:formula="of:=([.D34]/PI())*180" office:value-type="float" office:value="13.2389100588828">
            <text:p>13.239</text:p>
          </table:table-cell>
          <table:table-cell table:formula="of:=([.E34]/PI())*180" office:value-type="float" office:value="166.321973323208">
            <text:p>166.322</text:p>
          </table:table-cell>
          <table:table-cell table:formula="of:=([.F34]/PI())*180" office:value-type="float" office:value="166.321973323208">
            <text:p>166.322</text:p>
          </table:table-cell>
          <table:table-cell table:formula="of:=([.G34]/PI())*180" office:value-type="float" office:value="-166.321973323208">
            <text:p>-166.322</text:p>
          </table:table-cell>
          <table:table-cell table:formula="of:=([.H34]/PI())*180" office:value-type="float" office:value="-166.321973323208">
            <text:p>-166.322</text:p>
          </table:table-cell>
          <table:table-cell table:formula="of:=([.I34]/PI())*180" office:value-type="float" office:value="-13.2389100588828">
            <text:p>-13.239</text:p>
          </table:table-cell>
          <table:table-cell table:formula="of:=([.J34]/PI())*180" office:value-type="float" office:value="-13.2389100588828">
            <text:p>-13.239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3(deg)</text:p>
          </table:table-cell>
          <table:table-cell table:formula="of:=([.C35]/PI())*180" office:value-type="float" office:value="153.083063264326">
            <text:p>153.083</text:p>
          </table:table-cell>
          <table:table-cell table:formula="of:=([.D35]/PI())*180" office:value-type="float" office:value="153.083063264326">
            <text:p>153.083</text:p>
          </table:table-cell>
          <table:table-cell table:formula="of:=([.E35]/PI())*180" office:value-type="float" office:value="-153.083063264326">
            <text:p>-153.083</text:p>
          </table:table-cell>
          <table:table-cell table:formula="of:=([.F35]/PI())*180" office:value-type="float" office:value="-153.083063264326">
            <text:p>-153.083</text:p>
          </table:table-cell>
          <table:table-cell table:formula="of:=([.G35]/PI())*180" office:value-type="float" office:value="153.083063264326">
            <text:p>153.083</text:p>
          </table:table-cell>
          <table:table-cell table:formula="of:=([.H35]/PI())*180" office:value-type="float" office:value="153.083063264326">
            <text:p>153.083</text:p>
          </table:table-cell>
          <table:table-cell table:formula="of:=([.I35]/PI())*180" office:value-type="float" office:value="-153.083063264326">
            <text:p>-153.083</text:p>
          </table:table-cell>
          <table:table-cell table:formula="of:=([.J35]/PI())*180" office:value-type="float" office:value="-153.083063264326">
            <text:p>-153.083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4(deg)</text:p>
          </table:table-cell>
          <table:table-cell table:formula="of:=([.C36]/PI())*180" office:value-type="float" office:value="-23.0211985236984">
            <text:p>-23.021</text:p>
          </table:table-cell>
          <table:table-cell table:formula="of:=([.D36]/PI())*180" office:value-type="float" office:value="-23.0211985236984">
            <text:p>-23.021</text:p>
          </table:table-cell>
          <table:table-cell table:formula="of:=([.E36]/PI())*180" office:value-type="float" office:value="130.061864740628">
            <text:p>130.062</text:p>
          </table:table-cell>
          <table:table-cell table:formula="of:=([.F36]/PI())*180" office:value-type="float" office:value="130.061864740628">
            <text:p>130.062</text:p>
          </table:table-cell>
          <table:table-cell table:formula="of:=([.G36]/PI())*180" office:value-type="float" office:value="-130.061864740628">
            <text:p>-130.062</text:p>
          </table:table-cell>
          <table:table-cell table:formula="of:=([.H36]/PI())*180" office:value-type="float" office:value="-130.061864740628">
            <text:p>-130.062</text:p>
          </table:table-cell>
          <table:table-cell table:formula="of:=([.I36]/PI())*180" office:value-type="float" office:value="23.0211985236984">
            <text:p>23.021</text:p>
          </table:table-cell>
          <table:table-cell table:formula="of:=([.J36]/PI())*180" office:value-type="float" office:value="23.0211985236984">
            <text:p>23.02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5(deg)</text:p>
          </table:table-cell>
          <table:table-cell table:formula="of:=([.C37]/PI())*180" office:value-type="float" office:value="-28.2089497560836">
            <text:p>-28.209</text:p>
          </table:table-cell>
          <table:table-cell table:formula="of:=([.D37]/PI())*180" office:value-type="float" office:value="151.791050243916">
            <text:p>151.791</text:p>
          </table:table-cell>
          <table:table-cell table:formula="of:=([.E37]/PI())*180" office:value-type="float" office:value="-28.2089497560836">
            <text:p>-28.209</text:p>
          </table:table-cell>
          <table:table-cell table:formula="of:=([.F37]/PI())*180" office:value-type="float" office:value="151.791050243916">
            <text:p>151.791</text:p>
          </table:table-cell>
          <table:table-cell table:formula="of:=([.G37]/PI())*180" office:value-type="float" office:value="151.791050243916">
            <text:p>151.791</text:p>
          </table:table-cell>
          <table:table-cell table:formula="of:=([.H37]/PI())*180" office:value-type="float" office:value="-28.2089497560836">
            <text:p>-28.209</text:p>
          </table:table-cell>
          <table:table-cell table:formula="of:=([.I37]/PI())*180" office:value-type="float" office:value="151.791050243916">
            <text:p>151.791</text:p>
          </table:table-cell>
          <table:table-cell table:formula="of:=([.J37]/PI())*180" office:value-type="float" office:value="-28.2089497560836">
            <text:p>-28.209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9">
            <text:p>検算</text:p>
          </table:table-cell>
          <table:table-cell office:value-type="string">
            <text:p>Px</text:p>
          </table:table-cell>
          <table:table-cell table:formula="of:=COS([.C33])*(SIN([.C34])*[.$C$4]+SIN([.C34]+[.C35])*[.$C$5]+SIN([.C34]+[.C35]+[.C36])*[.$C$6])" office:value-type="float" office:value="42.5236728336939">
            <text:p>42.524</text:p>
          </table:table-cell>
          <table:table-cell table:formula="of:=COS([.D33])*(SIN([.D34])*[.$C$4]+SIN([.D34]+[.D35])*[.$C$5]+SIN([.D34]+[.D35]+[.D36])*[.$C$6])" office:value-type="float" office:value="42.5236728336939">
            <text:p>42.524</text:p>
          </table:table-cell>
          <table:table-cell table:formula="of:=COS([.E33])*(SIN([.E34])*[.$C$4]+SIN([.E34]+[.E35])*[.$C$5]+SIN([.E34]+[.E35]+[.E36])*[.$C$6])" office:value-type="float" office:value="42.5236728336939">
            <text:p>42.524</text:p>
          </table:table-cell>
          <table:table-cell table:formula="of:=COS([.F33])*(SIN([.F34])*[.$C$4]+SIN([.F34]+[.F35])*[.$C$5]+SIN([.F34]+[.F35]+[.F36])*[.$C$6])" office:value-type="float" office:value="42.5236728336939">
            <text:p>42.524</text:p>
          </table:table-cell>
          <table:table-cell table:formula="of:=COS([.G33])*(SIN([.G34])*[.$C$4]+SIN([.G34]+[.G35])*[.$C$5]+SIN([.G34]+[.G35]+[.G36])*[.$C$6])" office:value-type="float" office:value="42.5236728336939">
            <text:p>42.524</text:p>
          </table:table-cell>
          <table:table-cell table:formula="of:=COS([.H33])*(SIN([.H34])*[.$C$4]+SIN([.H34]+[.H35])*[.$C$5]+SIN([.H34]+[.H35]+[.H36])*[.$C$6])" office:value-type="float" office:value="42.5236728336939">
            <text:p>42.524</text:p>
          </table:table-cell>
          <table:table-cell table:formula="of:=COS([.I33])*(SIN([.I34])*[.$C$4]+SIN([.I34]+[.I35])*[.$C$5]+SIN([.I34]+[.I35]+[.I36])*[.$C$6])" office:value-type="float" office:value="42.5236728336939">
            <text:p>42.524</text:p>
          </table:table-cell>
          <table:table-cell table:formula="of:=COS([.J33])*(SIN([.J34])*[.$C$4]+SIN([.J34]+[.J35])*[.$C$5]+SIN([.J34]+[.J35]+[.J36])*[.$C$6])" office:value-type="float" office:value="42.5236728336939">
            <text:p>42.524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y</text:p>
          </table:table-cell>
          <table:table-cell table:formula="of:=SIN([.C33])*(SIN([.C34])*[.$C$4]+SIN([.C34]+[.C35])*[.$C$5]+SIN([.C34]+[.C35]+[.C36])*[.$C$6])" office:value-type="float" office:value="31.8927546252704">
            <text:p>31.893</text:p>
          </table:table-cell>
          <table:table-cell table:formula="of:=SIN([.D33])*(SIN([.D34])*[.$C$4]+SIN([.D34]+[.D35])*[.$C$5]+SIN([.D34]+[.D35]+[.D36])*[.$C$6])" office:value-type="float" office:value="31.8927546252704">
            <text:p>31.893</text:p>
          </table:table-cell>
          <table:table-cell table:formula="of:=SIN([.E33])*(SIN([.E34])*[.$C$4]+SIN([.E34]+[.E35])*[.$C$5]+SIN([.E34]+[.E35]+[.E36])*[.$C$6])" office:value-type="float" office:value="31.8927546252704">
            <text:p>31.893</text:p>
          </table:table-cell>
          <table:table-cell table:formula="of:=SIN([.F33])*(SIN([.F34])*[.$C$4]+SIN([.F34]+[.F35])*[.$C$5]+SIN([.F34]+[.F35]+[.F36])*[.$C$6])" office:value-type="float" office:value="31.8927546252704">
            <text:p>31.893</text:p>
          </table:table-cell>
          <table:table-cell table:formula="of:=SIN([.G33])*(SIN([.G34])*[.$C$4]+SIN([.G34]+[.G35])*[.$C$5]+SIN([.G34]+[.G35]+[.G36])*[.$C$6])" office:value-type="float" office:value="31.8927546252704">
            <text:p>31.893</text:p>
          </table:table-cell>
          <table:table-cell table:formula="of:=SIN([.H33])*(SIN([.H34])*[.$C$4]+SIN([.H34]+[.H35])*[.$C$5]+SIN([.H34]+[.H35]+[.H36])*[.$C$6])" office:value-type="float" office:value="31.8927546252704">
            <text:p>31.893</text:p>
          </table:table-cell>
          <table:table-cell table:formula="of:=SIN([.I33])*(SIN([.I34])*[.$C$4]+SIN([.I34]+[.I35])*[.$C$5]+SIN([.I34]+[.I35]+[.I36])*[.$C$6])" office:value-type="float" office:value="31.8927546252704">
            <text:p>31.893</text:p>
          </table:table-cell>
          <table:table-cell table:formula="of:=SIN([.J33])*(SIN([.J34])*[.$C$4]+SIN([.J34]+[.J35])*[.$C$5]+SIN([.J34]+[.J35]+[.J36])*[.$C$6])" office:value-type="float" office:value="31.8927546252704">
            <text:p>31.893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z</text:p>
          </table:table-cell>
          <table:table-cell table:formula="of:=[.$C$3]+(COS([.C34])*[.$C$4]+COS([.C34]+[.C35])*[.$C$5]+COS([.C34]+[.C35]+[.C36])*[.$C$6])" office:value-type="float" office:value="9.99999999999994">
            <text:p>10.000</text:p>
          </table:table-cell>
          <table:table-cell table:formula="of:=[.$C$3]+(COS([.D34])*[.$C$4]+COS([.D34]+[.D35])*[.$C$5]+COS([.D34]+[.D35]+[.D36])*[.$C$6])" office:value-type="float" office:value="9.99999999999994">
            <text:p>10.000</text:p>
          </table:table-cell>
          <table:table-cell table:formula="of:=[.$C$3]+(COS([.E34])*[.$C$4]+COS([.E34]+[.E35])*[.$C$5]+COS([.E34]+[.E35]+[.E36])*[.$C$6])" office:value-type="float" office:value="10.0000000000001">
            <text:p>10.000</text:p>
          </table:table-cell>
          <table:table-cell table:formula="of:=[.$C$3]+(COS([.F34])*[.$C$4]+COS([.F34]+[.F35])*[.$C$5]+COS([.F34]+[.F35]+[.F36])*[.$C$6])" office:value-type="float" office:value="10.0000000000001">
            <text:p>10.000</text:p>
          </table:table-cell>
          <table:table-cell table:formula="of:=[.$C$3]+(COS([.G34])*[.$C$4]+COS([.G34]+[.G35])*[.$C$5]+COS([.G34]+[.G35]+[.G36])*[.$C$6])" office:value-type="float" office:value="10.0000000000001">
            <text:p>10.000</text:p>
          </table:table-cell>
          <table:table-cell table:formula="of:=[.$C$3]+(COS([.H34])*[.$C$4]+COS([.H34]+[.H35])*[.$C$5]+COS([.H34]+[.H35]+[.H36])*[.$C$6])" office:value-type="float" office:value="10.0000000000001">
            <text:p>10.000</text:p>
          </table:table-cell>
          <table:table-cell table:formula="of:=[.$C$3]+(COS([.I34])*[.$C$4]+COS([.I34]+[.I35])*[.$C$5]+COS([.I34]+[.I35]+[.I36])*[.$C$6])" office:value-type="float" office:value="9.99999999999994">
            <text:p>10.000</text:p>
          </table:table-cell>
          <table:table-cell table:formula="of:=[.$C$3]+(COS([.J34])*[.$C$4]+COS([.J34]+[.J35])*[.$C$5]+COS([.J34]+[.J35]+[.J36])*[.$C$6])" office:value-type="float" office:value="9.99999999999994">
            <text:p>1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Ax</text:p>
          </table:table-cell>
          <table:table-cell table:formula="of:=COS([.C33])*SIN([.C34]+[.C35]+[.C36])" office:value-type="float" office:value="0.478091443733757">
            <text:p>0.478</text:p>
          </table:table-cell>
          <table:table-cell table:formula="of:=COS([.D33])*SIN([.D34]+[.D35]+[.D36])" office:value-type="float" office:value="0.478091443733757">
            <text:p>0.478</text:p>
          </table:table-cell>
          <table:table-cell table:formula="of:=COS([.E33])*SIN([.E34]+[.E35]+[.E36])" office:value-type="float" office:value="0.478091443733757">
            <text:p>0.478</text:p>
          </table:table-cell>
          <table:table-cell table:formula="of:=COS([.F33])*SIN([.F34]+[.F35]+[.F36])" office:value-type="float" office:value="0.478091443733757">
            <text:p>0.478</text:p>
          </table:table-cell>
          <table:table-cell table:formula="of:=COS([.G33])*SIN([.G34]+[.G35]+[.G36])" office:value-type="float" office:value="0.478091443733757">
            <text:p>0.478</text:p>
          </table:table-cell>
          <table:table-cell table:formula="of:=COS([.H33])*SIN([.H34]+[.H35]+[.H36])" office:value-type="float" office:value="0.478091443733757">
            <text:p>0.478</text:p>
          </table:table-cell>
          <table:table-cell table:formula="of:=COS([.I33])*SIN([.I34]+[.I35]+[.I36])" office:value-type="float" office:value="0.478091443733757">
            <text:p>0.478</text:p>
          </table:table-cell>
          <table:table-cell table:formula="of:=COS([.J33])*SIN([.J34]+[.J35]+[.J36])" office:value-type="float" office:value="0.478091443733757">
            <text:p>0.478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Ay</text:p>
          </table:table-cell>
          <table:table-cell table:style-name="ce10" table:formula="of:=SIN([.C33])*SIN([.C34]+[.C35]+[.C36])" office:value-type="float" office:value="0.358568582800318">
            <text:p>0.359</text:p>
          </table:table-cell>
          <table:table-cell table:style-name="ce10" table:formula="of:=SIN([.D33])*SIN([.D34]+[.D35]+[.D36])" office:value-type="float" office:value="0.358568582800318">
            <text:p>0.359</text:p>
          </table:table-cell>
          <table:table-cell table:style-name="ce10" table:formula="of:=SIN([.E33])*SIN([.E34]+[.E35]+[.E36])" office:value-type="float" office:value="0.358568582800318">
            <text:p>0.359</text:p>
          </table:table-cell>
          <table:table-cell table:style-name="ce10" table:formula="of:=SIN([.F33])*SIN([.F34]+[.F35]+[.F36])" office:value-type="float" office:value="0.358568582800318">
            <text:p>0.359</text:p>
          </table:table-cell>
          <table:table-cell table:style-name="ce10" table:formula="of:=SIN([.G33])*SIN([.G34]+[.G35]+[.G36])" office:value-type="float" office:value="0.358568582800318">
            <text:p>0.359</text:p>
          </table:table-cell>
          <table:table-cell table:style-name="ce10" table:formula="of:=SIN([.H33])*SIN([.H34]+[.H35]+[.H36])" office:value-type="float" office:value="0.358568582800318">
            <text:p>0.359</text:p>
          </table:table-cell>
          <table:table-cell table:style-name="ce10" table:formula="of:=SIN([.I33])*SIN([.I34]+[.I35]+[.I36])" office:value-type="float" office:value="0.358568582800318">
            <text:p>0.359</text:p>
          </table:table-cell>
          <table:table-cell table:style-name="ce10" table:formula="of:=SIN([.J33])*SIN([.J34]+[.J35]+[.J36])" office:value-type="float" office:value="0.358568582800318">
            <text:p>0.359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Az</text:p>
          </table:table-cell>
          <table:table-cell table:formula="of:=COS([.C34]+[.C35]+[.C36])" office:value-type="float" office:value="-0.801783725737273">
            <text:p>-0.802</text:p>
          </table:table-cell>
          <table:table-cell table:formula="of:=COS([.D34]+[.D35]+[.D36])" office:value-type="float" office:value="-0.801783725737273">
            <text:p>-0.802</text:p>
          </table:table-cell>
          <table:table-cell table:formula="of:=COS([.E34]+[.E35]+[.E36])" office:value-type="float" office:value="-0.801783725737273">
            <text:p>-0.802</text:p>
          </table:table-cell>
          <table:table-cell table:formula="of:=COS([.F34]+[.F35]+[.F36])" office:value-type="float" office:value="-0.801783725737273">
            <text:p>-0.802</text:p>
          </table:table-cell>
          <table:table-cell table:formula="of:=COS([.G34]+[.G35]+[.G36])" office:value-type="float" office:value="-0.801783725737273">
            <text:p>-0.802</text:p>
          </table:table-cell>
          <table:table-cell table:formula="of:=COS([.H34]+[.H35]+[.H36])" office:value-type="float" office:value="-0.801783725737273">
            <text:p>-0.802</text:p>
          </table:table-cell>
          <table:table-cell table:formula="of:=COS([.I34]+[.I35]+[.I36])" office:value-type="float" office:value="-0.801783725737273">
            <text:p>-0.802</text:p>
          </table:table-cell>
          <table:table-cell table:formula="of:=COS([.J34]+[.J35]+[.J36])" office:value-type="float" office:value="-0.801783725737273">
            <text:p>-0.80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Bx</text:p>
          </table:table-cell>
          <table:table-cell table:formula="of:=-COS([.C33])*COS([.C34]+[.C35]+[.C36])*COS([.C37])+SIN([.C33])*SIN([.C37])" office:value-type="float" office:value="0.28163140658467">
            <text:p>0.282</text:p>
          </table:table-cell>
          <table:table-cell table:formula="of:=-COS([.D33])*COS([.D34]+[.D35]+[.D36])*COS([.D37])+SIN([.D33])*SIN([.D37])" office:value-type="float" office:value="-0.28163140658467">
            <text:p>-0.282</text:p>
          </table:table-cell>
          <table:table-cell table:formula="of:=-COS([.E33])*COS([.E34]+[.E35]+[.E36])*COS([.E37])+SIN([.E33])*SIN([.E37])" office:value-type="float" office:value="0.28163140658467">
            <text:p>0.282</text:p>
          </table:table-cell>
          <table:table-cell table:formula="of:=-COS([.F33])*COS([.F34]+[.F35]+[.F36])*COS([.F37])+SIN([.F33])*SIN([.F37])" office:value-type="float" office:value="-0.28163140658467">
            <text:p>-0.282</text:p>
          </table:table-cell>
          <table:table-cell table:formula="of:=-COS([.G33])*COS([.G34]+[.G35]+[.G36])*COS([.G37])+SIN([.G33])*SIN([.G37])" office:value-type="float" office:value="0.28163140658467">
            <text:p>0.282</text:p>
          </table:table-cell>
          <table:table-cell table:formula="of:=-COS([.H33])*COS([.H34]+[.H35]+[.H36])*COS([.H37])+SIN([.H33])*SIN([.H37])" office:value-type="float" office:value="-0.28163140658467">
            <text:p>-0.282</text:p>
          </table:table-cell>
          <table:table-cell table:formula="of:=-COS([.I33])*COS([.I34]+[.I35]+[.I36])*COS([.I37])+SIN([.I33])*SIN([.I37])" office:value-type="float" office:value="0.28163140658467">
            <text:p>0.282</text:p>
          </table:table-cell>
          <table:table-cell table:formula="of:=-COS([.J33])*COS([.J34]+[.J35]+[.J36])*COS([.J37])+SIN([.J33])*SIN([.J37])" office:value-type="float" office:value="-0.28163140658467">
            <text:p>-0.28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By</text:p>
          </table:table-cell>
          <table:table-cell table:formula="of:=-SIN([.C33])*COS([.C34]+[.C35]+[.C36])*COS([.C37])-COS([.C33])*SIN([.C37])" office:value-type="float" office:value="0.802084081303365">
            <text:p>0.802</text:p>
          </table:table-cell>
          <table:table-cell table:formula="of:=-SIN([.D33])*COS([.D34]+[.D35]+[.D36])*COS([.D37])-COS([.D33])*SIN([.D37])" office:value-type="float" office:value="-0.802084081303365">
            <text:p>-0.802</text:p>
          </table:table-cell>
          <table:table-cell table:formula="of:=-SIN([.E33])*COS([.E34]+[.E35]+[.E36])*COS([.E37])-COS([.E33])*SIN([.E37])" office:value-type="float" office:value="0.802084081303365">
            <text:p>0.802</text:p>
          </table:table-cell>
          <table:table-cell table:formula="of:=-SIN([.F33])*COS([.F34]+[.F35]+[.F36])*COS([.F37])-COS([.F33])*SIN([.F37])" office:value-type="float" office:value="-0.802084081303365">
            <text:p>-0.802</text:p>
          </table:table-cell>
          <table:table-cell table:formula="of:=-SIN([.G33])*COS([.G34]+[.G35]+[.G36])*COS([.G37])-COS([.G33])*SIN([.G37])" office:value-type="float" office:value="0.802084081303365">
            <text:p>0.802</text:p>
          </table:table-cell>
          <table:table-cell table:formula="of:=-SIN([.H33])*COS([.H34]+[.H35]+[.H36])*COS([.H37])-COS([.H33])*SIN([.H37])" office:value-type="float" office:value="-0.802084081303365">
            <text:p>-0.802</text:p>
          </table:table-cell>
          <table:table-cell table:formula="of:=-SIN([.I33])*COS([.I34]+[.I35]+[.I36])*COS([.I37])-COS([.I33])*SIN([.I37])" office:value-type="float" office:value="0.802084081303365">
            <text:p>0.802</text:p>
          </table:table-cell>
          <table:table-cell table:formula="of:=-SIN([.J33])*COS([.J34]+[.J35]+[.J36])*COS([.J37])-COS([.J33])*SIN([.J37])" office:value-type="float" office:value="-0.802084081303365">
            <text:p>-0.80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Bz</text:p>
          </table:table-cell>
          <table:table-cell table:formula="of:=SIN([.C34]+[.C35]+[.C36])*COS([.C37])" office:value-type="float" office:value="0.526635431152213">
            <text:p>0.527</text:p>
          </table:table-cell>
          <table:table-cell table:formula="of:=SIN([.D34]+[.D35]+[.D36])*COS([.D37])" office:value-type="float" office:value="-0.526635431152213">
            <text:p>-0.527</text:p>
          </table:table-cell>
          <table:table-cell table:formula="of:=SIN([.E34]+[.E35]+[.E36])*COS([.E37])" office:value-type="float" office:value="0.526635431152213">
            <text:p>0.527</text:p>
          </table:table-cell>
          <table:table-cell table:formula="of:=SIN([.F34]+[.F35]+[.F36])*COS([.F37])" office:value-type="float" office:value="-0.526635431152213">
            <text:p>-0.527</text:p>
          </table:table-cell>
          <table:table-cell table:formula="of:=SIN([.G34]+[.G35]+[.G36])*COS([.G37])" office:value-type="float" office:value="0.526635431152213">
            <text:p>0.527</text:p>
          </table:table-cell>
          <table:table-cell table:formula="of:=SIN([.H34]+[.H35]+[.H36])*COS([.H37])" office:value-type="float" office:value="-0.526635431152213">
            <text:p>-0.527</text:p>
          </table:table-cell>
          <table:table-cell table:formula="of:=SIN([.I34]+[.I35]+[.I36])*COS([.I37])" office:value-type="float" office:value="0.526635431152213">
            <text:p>0.527</text:p>
          </table:table-cell>
          <table:table-cell table:formula="of:=SIN([.J34]+[.J35]+[.J36])*COS([.J37])" office:value-type="float" office:value="-0.526635431152213">
            <text:p>-0.527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6.869897645844">
            <text:p>36.8698976458</text:p>
          </table:table-cell>
          <table:table-cell table:style-name="Default" office:value-type="float" office:value="29.8978527763287">
            <text:p>29.8978527763</text:p>
          </table:table-cell>
          <table:table-cell table:style-name="Default" office:value-type="float" office:value="119.999894751011">
            <text:p>119.999894751</text:p>
          </table:table-cell>
          <table:table-cell table:style-name="Default" office:value-type="float" office:value="-6.59697272782972">
            <text:p>-6.5969727278</text:p>
          </table:table-cell>
          <table:table-cell table:style-name="Default" office:value-type="float" office:value="-28.2089497560836">
            <text:p>-28.208949756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6.869897645844">
            <text:p>36.8698976458</text:p>
          </table:table-cell>
          <table:table-cell table:style-name="Default" office:value-type="float" office:value="29.8978527763287">
            <text:p>29.8978527763</text:p>
          </table:table-cell>
          <table:table-cell table:style-name="Default" office:value-type="float" office:value="119.999894751011">
            <text:p>119.999894751</text:p>
          </table:table-cell>
          <table:table-cell table:style-name="Default" office:value-type="float" office:value="-6.59697272782972">
            <text:p>-6.5969727278</text:p>
          </table:table-cell>
          <table:table-cell table:style-name="Default" office:value-type="float" office:value="151.791050243916">
            <text:p>151.791050243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6.869897645844">
            <text:p>36.8698976458</text:p>
          </table:table-cell>
          <table:table-cell table:style-name="Default" office:value-type="float" office:value="149.89774752734">
            <text:p>149.8977475273</text:p>
          </table:table-cell>
          <table:table-cell table:style-name="Default" office:value-type="float" office:value="-119.999894751011">
            <text:p>-119.999894751</text:p>
          </table:table-cell>
          <table:table-cell table:style-name="Default" office:value-type="float" office:value="113.402922023181">
            <text:p>113.4029220232</text:p>
          </table:table-cell>
          <table:table-cell table:style-name="Default" office:value-type="float" office:value="-28.2089497560836">
            <text:p>-28.208949756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49.89774752734">
            <text:p>149.898</text:p>
          </table:table-cell>
          <table:table-cell table:style-name="ce11" office:value-type="float" office:value="-119.999894751011">
            <text:p>-120.000</text:p>
          </table:table-cell>
          <table:table-cell table:style-name="ce11" office:value-type="float" office:value="113.402922023181">
            <text:p>113.403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49.89774752734">
            <text:p>-149.898</text:p>
          </table:table-cell>
          <table:table-cell table:style-name="ce11" office:value-type="float" office:value="119.999894751011">
            <text:p>120.000</text:p>
          </table:table-cell>
          <table:table-cell table:style-name="ce11" office:value-type="float" office:value="-113.402922023181">
            <text:p>-113.403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49.89774752734">
            <text:p>-149.898</text:p>
          </table:table-cell>
          <table:table-cell table:style-name="ce11" office:value-type="float" office:value="119.999894751011">
            <text:p>120.000</text:p>
          </table:table-cell>
          <table:table-cell table:style-name="ce11" office:value-type="float" office:value="-113.402922023181">
            <text:p>-113.403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29.8978527763287">
            <text:p>-29.898</text:p>
          </table:table-cell>
          <table:table-cell table:style-name="ce11" office:value-type="float" office:value="-119.999894751011">
            <text:p>-120.000</text:p>
          </table:table-cell>
          <table:table-cell table:style-name="ce11" office:value-type="float" office:value="6.59697272782974">
            <text:p>6.597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29.8978527763287">
            <text:p>-29.898</text:p>
          </table:table-cell>
          <table:table-cell table:style-name="ce11" office:value-type="float" office:value="-119.999894751011">
            <text:p>-120.000</text:p>
          </table:table-cell>
          <table:table-cell table:style-name="ce11" office:value-type="float" office:value="6.59697272782974">
            <text:p>6.597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style-name="ce11"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3.2389100588828">
            <text:p>13.239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23.0211985236984">
            <text:p>-23.021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3.2389100588828">
            <text:p>13.239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23.0211985236984">
            <text:p>-23.021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66.321973323208">
            <text:p>166.322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130.061864740628">
            <text:p>130.062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66.321973323208">
            <text:p>166.322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130.061864740628">
            <text:p>130.062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66.321973323208">
            <text:p>-166.322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130.061864740628">
            <text:p>-130.062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66.321973323208">
            <text:p>-166.322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130.061864740628">
            <text:p>-130.062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3.2389100588828">
            <text:p>-13.239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23.0211985236984">
            <text:p>23.021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3.2389100588828">
            <text:p>-13.239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23.0211985236984">
            <text:p>23.021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8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5" office:value-type="string">
            <text:p>定数一覧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office:value-type="string">
            <text:p>L1(mm)</text:p>
          </table:table-cell>
          <table:table-cell table:style-name="ce6" office:value-type="float" office:value="127">
            <text:p>127.000</text:p>
          </table:table-cell>
          <table:table-cell table:style-name="Default" office:value-type="float" office:value="127">
            <text:p>127</text:p>
          </table:table-cell>
          <table:table-cell table:style-name="Default" office:value-type="string">
            <text:p>Px</text:p>
          </table:table-cell>
          <table:table-cell table:style-name="ce6" office:value-type="float" office:value="1.7">
            <text:p>1.7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L2(mm)</text:p>
          </table:table-cell>
          <table:table-cell table:style-name="ce6" office:value-type="float" office:value="114">
            <text:p>114.000</text:p>
          </table:table-cell>
          <table:table-cell table:style-name="Default" office:value-type="float" office:value="114">
            <text:p>114</text:p>
          </table:table-cell>
          <table:table-cell table:style-name="Default" office:value-type="string">
            <text:p>Py</text:p>
          </table:table-cell>
          <table:table-cell table:style-name="ce6" office:value-type="float" office:value="-178">
            <text:p>-178.0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L3(mm)</text:p>
          </table:table-cell>
          <table:table-cell table:style-name="ce6" office:value-type="float" office:value="117">
            <text:p>117.000</text:p>
          </table:table-cell>
          <table:table-cell table:style-name="Default" office:value-type="float" office:value="117">
            <text:p>117</text:p>
          </table:table-cell>
          <table:table-cell table:style-name="Default" office:value-type="string">
            <text:p>Pz</text:p>
          </table:table-cell>
          <table:table-cell table:style-name="ce6" office:value-type="float" office:value="-8">
            <text:p>-8.0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L45(mm)</text:p>
          </table:table-cell>
          <table:table-cell table:style-name="ce6" office:value-type="float" office:value="143">
            <text:p>143.000</text:p>
          </table:table-cell>
          <table:table-cell table:style-name="Default" office:value-type="float" office:value="143">
            <text:p>143</text:p>
          </table:table-cell>
          <table:table-cell table:style-name="Default" office:value-type="string">
            <text:p>Ax</text:p>
          </table:table-cell>
          <table:table-cell table:style-name="ce12" office:value-type="float" office:value="0">
            <text:p>0.000000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formula="of:=SQRT([.H6]*[.H6]+[.H7]*[.H7]+[.H8]*[.H8])" office:value-type="float" office:value="3.74165738677394">
            <text:p>3.741657386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Ay</text:p>
          </table:table-cell>
          <table:table-cell table:style-name="ce12" office:value-type="float" office:value="0">
            <text:p>0.0000000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Az</text:p>
          </table:table-cell>
          <table:table-cell table:style-name="ce12" office:value-type="float" office:value="-1">
            <text:p>-1.0000000</text:p>
          </table:table-cell>
          <table:table-cell table:style-name="Default"/>
          <table:table-cell table:style-name="Default" office:value-type="float" office:value="-3">
            <text:p>-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Bx</text:p>
          </table:table-cell>
          <table:table-cell table:style-name="ce12" office:value-type="float" office:value="0">
            <text:p>0.0000000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formula="of:=SQRT([.H9]*[.H9]+[.H10]*[.H10]+[.H11]*[.H11])" office:value-type="float" office:value="8.77496438739212">
            <text:p>8.774964387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By</text:p>
          </table:table-cell>
          <table:table-cell table:style-name="ce12" office:value-type="float" office:value="-1">
            <text:p>-1.0000000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>
            <text:p>Bz</text:p>
          </table:table-cell>
          <table:table-cell table:style-name="ce12" office:value-type="float" office:value="0">
            <text:p>0.0000000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"/>
          <table:table-cell/>
          <table:table-cell table:style-name="ce3" office:value-type="string">
            <text:p>Type1</text:p>
          </table:table-cell>
          <table:table-cell table:style-name="ce3" office:value-type="string">
            <text:p>Type2</text:p>
          </table:table-cell>
          <table:table-cell table:style-name="ce3" office:value-type="string">
            <text:p>Type3</text:p>
          </table:table-cell>
          <table:table-cell table:style-name="ce3" office:value-type="string">
            <text:p>Type4</text:p>
          </table:table-cell>
          <table:table-cell table:style-name="ce3" office:value-type="string">
            <text:p>Type5</text:p>
          </table:table-cell>
          <table:table-cell table:style-name="ce3" office:value-type="string">
            <text:p>Type6</text:p>
          </table:table-cell>
          <table:table-cell table:style-name="ce3" office:value-type="string">
            <text:p>Type7</text:p>
          </table:table-cell>
          <table:table-cell table:style-name="ce3" office:value-type="string">
            <text:p>Type8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19">
            <text:p>計算用</text:p>
          </table:table-cell>
          <table:table-cell office:value-type="string">
            <text:p>Px'</text:p>
          </table:table-cell>
          <table:table-cell table:style-name="ce7" table:formula="of:=[.$F$3]-[.$F$6]*[.$C$6]" office:value-type="float" office:value="1.7">
            <text:p>1.700</text:p>
          </table:table-cell>
          <table:table-cell table:formula="of:=[.C14]" office:value-type="float" office:value="1.7">
            <text:p>1.700</text:p>
          </table:table-cell>
          <table:table-cell table:formula="of:=[.D14]" office:value-type="float" office:value="1.7">
            <text:p>1.700</text:p>
          </table:table-cell>
          <table:table-cell table:formula="of:=[.E14]" office:value-type="float" office:value="1.7">
            <text:p>1.700</text:p>
          </table:table-cell>
          <table:table-cell table:formula="of:=[.F14]" office:value-type="float" office:value="1.7">
            <text:p>1.700</text:p>
          </table:table-cell>
          <table:table-cell table:formula="of:=[.G14]" office:value-type="float" office:value="1.7">
            <text:p>1.700</text:p>
          </table:table-cell>
          <table:table-cell table:formula="of:=[.H14]" office:value-type="float" office:value="1.7">
            <text:p>1.700</text:p>
          </table:table-cell>
          <table:table-cell table:formula="of:=[.I14]" office:value-type="float" office:value="1.7">
            <text:p>1.7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y'</text:p>
          </table:table-cell>
          <table:table-cell table:style-name="ce7" table:formula="of:=[.$F$4]-[.$F$7]*[.$C$6]" office:value-type="float" office:value="-178">
            <text:p>-178.000</text:p>
          </table:table-cell>
          <table:table-cell table:formula="of:=[.C15]" office:value-type="float" office:value="-178">
            <text:p>-178.000</text:p>
          </table:table-cell>
          <table:table-cell table:formula="of:=[.D15]" office:value-type="float" office:value="-178">
            <text:p>-178.000</text:p>
          </table:table-cell>
          <table:table-cell table:formula="of:=[.E15]" office:value-type="float" office:value="-178">
            <text:p>-178.000</text:p>
          </table:table-cell>
          <table:table-cell table:formula="of:=[.F15]" office:value-type="float" office:value="-178">
            <text:p>-178.000</text:p>
          </table:table-cell>
          <table:table-cell table:formula="of:=[.G15]" office:value-type="float" office:value="-178">
            <text:p>-178.000</text:p>
          </table:table-cell>
          <table:table-cell table:formula="of:=[.H15]" office:value-type="float" office:value="-178">
            <text:p>-178.000</text:p>
          </table:table-cell>
          <table:table-cell table:formula="of:=[.I15]" office:value-type="float" office:value="-178">
            <text:p>-178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z'</text:p>
          </table:table-cell>
          <table:table-cell table:style-name="ce7" table:formula="of:=[.$F$5]-[.$F$8]*[.$C$6]-[.$C$3]" office:value-type="float" office:value="8">
            <text:p>8.000</text:p>
          </table:table-cell>
          <table:table-cell table:formula="of:=[.C16]" office:value-type="float" office:value="8">
            <text:p>8.000</text:p>
          </table:table-cell>
          <table:table-cell table:formula="of:=[.D16]" office:value-type="float" office:value="8">
            <text:p>8.000</text:p>
          </table:table-cell>
          <table:table-cell table:formula="of:=[.E16]" office:value-type="float" office:value="8">
            <text:p>8.000</text:p>
          </table:table-cell>
          <table:table-cell table:formula="of:=[.F16]" office:value-type="float" office:value="8">
            <text:p>8.000</text:p>
          </table:table-cell>
          <table:table-cell table:formula="of:=[.G16]" office:value-type="float" office:value="8">
            <text:p>8.000</text:p>
          </table:table-cell>
          <table:table-cell table:formula="of:=[.H16]" office:value-type="float" office:value="8">
            <text:p>8.000</text:p>
          </table:table-cell>
          <table:table-cell table:formula="of:=[.I16]" office:value-type="float" office:value="8">
            <text:p>8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x''</text:p>
          </table:table-cell>
          <table:table-cell table:style-name="ce8" table:formula="of:=COS([.C33])*[.C14]+SIN([.C33])*[.C15]" office:value-type="float" office:value="-177.97564736314">
            <text:p>-177.976</text:p>
          </table:table-cell>
          <table:table-cell table:style-name="ce10" table:formula="of:=COS([.D33])*[.D14]+SIN([.D33])*[.D15]" office:value-type="float" office:value="-177.97564736314">
            <text:p>-177.976</text:p>
          </table:table-cell>
          <table:table-cell table:style-name="ce10" table:formula="of:=COS([.E33])*[.E14]+SIN([.E33])*[.E15]" office:value-type="float" office:value="-177.97564736314">
            <text:p>-177.976</text:p>
          </table:table-cell>
          <table:table-cell table:style-name="ce10" table:formula="of:=COS([.F33])*[.F14]+SIN([.F33])*[.F15]" office:value-type="float" office:value="-177.97564736314">
            <text:p>-177.976</text:p>
          </table:table-cell>
          <table:table-cell table:style-name="ce8" table:formula="of:=COS([.G33])*[.G14]+SIN([.G33])*[.G15]" office:value-type="float" office:value="177.97564736314">
            <text:p>177.976</text:p>
          </table:table-cell>
          <table:table-cell table:style-name="ce10" table:formula="of:=COS([.H33])*[.H14]+SIN([.H33])*[.H15]" office:value-type="float" office:value="177.97564736314">
            <text:p>177.976</text:p>
          </table:table-cell>
          <table:table-cell table:style-name="ce10" table:formula="of:=COS([.I33])*[.I14]+SIN([.I33])*[.I15]" office:value-type="float" office:value="177.97564736314">
            <text:p>177.976</text:p>
          </table:table-cell>
          <table:table-cell table:style-name="ce10" table:formula="of:=COS([.J33])*[.J14]+SIN([.J33])*[.J15]" office:value-type="float" office:value="177.97564736314">
            <text:p>177.976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y''</text:p>
          </table:table-cell>
          <table:table-cell table:style-name="ce7" office:value-type="float" office:value="0">
            <text:p>0.000</text:p>
          </table:table-cell>
          <table:table-cell table:number-columns-repeated="7" office:value-type="float" office:value="0">
            <text:p>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z''</text:p>
          </table:table-cell>
          <table:table-cell table:style-name="ce7" table:formula="of:=[.C16]" office:value-type="float" office:value="8">
            <text:p>8.000</text:p>
          </table:table-cell>
          <table:table-cell table:formula="of:=[.D16]" office:value-type="float" office:value="8">
            <text:p>8.000</text:p>
          </table:table-cell>
          <table:table-cell table:formula="of:=[.E16]" office:value-type="float" office:value="8">
            <text:p>8.000</text:p>
          </table:table-cell>
          <table:table-cell table:formula="of:=[.F16]" office:value-type="float" office:value="8">
            <text:p>8.000</text:p>
          </table:table-cell>
          <table:table-cell table:formula="of:=[.G16]" office:value-type="float" office:value="8">
            <text:p>8.000</text:p>
          </table:table-cell>
          <table:table-cell table:formula="of:=[.H16]" office:value-type="float" office:value="8">
            <text:p>8.000</text:p>
          </table:table-cell>
          <table:table-cell table:formula="of:=[.I16]" office:value-type="float" office:value="8">
            <text:p>8.000</text:p>
          </table:table-cell>
          <table:table-cell table:formula="of:=[.J16]" office:value-type="float" office:value="8">
            <text:p>8.000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>
            <text:p>cosθ3</text:p>
          </table:table-cell>
          <table:table-cell table:formula="of:=([.C17]*[.C17]+[.C19]*[.C19]-[.$C$4]*[.$C$4]-[.$C$5]*[.$C$5])/(2*[.$C$4]*[.$C$5])" office:value-type="float" office:value="0.189471099652451">
            <text:p>0.189</text:p>
          </table:table-cell>
          <table:table-cell table:formula="of:=([.D17]*[.D17]+[.D19]*[.D19]-[.$C$4]*[.$C$4]-[.$C$5]*[.$C$5])/(2*[.$C$4]*[.$C$5])" office:value-type="float" office:value="0.189471099652451">
            <text:p>0.189</text:p>
          </table:table-cell>
          <table:table-cell table:formula="of:=([.E17]*[.E17]+[.E19]*[.E19]-[.$C$4]*[.$C$4]-[.$C$5]*[.$C$5])/(2*[.$C$4]*[.$C$5])" office:value-type="float" office:value="0.189471099652451">
            <text:p>0.189</text:p>
          </table:table-cell>
          <table:table-cell table:formula="of:=([.F17]*[.F17]+[.F19]*[.F19]-[.$C$4]*[.$C$4]-[.$C$5]*[.$C$5])/(2*[.$C$4]*[.$C$5])" office:value-type="float" office:value="0.189471099652451">
            <text:p>0.189</text:p>
          </table:table-cell>
          <table:table-cell table:formula="of:=([.G17]*[.G17]+[.G19]*[.G19]-[.$C$4]*[.$C$4]-[.$C$5]*[.$C$5])/(2*[.$C$4]*[.$C$5])" office:value-type="float" office:value="0.189471099652451">
            <text:p>0.189</text:p>
          </table:table-cell>
          <table:table-cell table:formula="of:=([.H17]*[.H17]+[.H19]*[.H19]-[.$C$4]*[.$C$4]-[.$C$5]*[.$C$5])/(2*[.$C$4]*[.$C$5])" office:value-type="float" office:value="0.189471099652451">
            <text:p>0.189</text:p>
          </table:table-cell>
          <table:table-cell table:formula="of:=([.I17]*[.I17]+[.I19]*[.I19]-[.$C$4]*[.$C$4]-[.$C$5]*[.$C$5])/(2*[.$C$4]*[.$C$5])" office:value-type="float" office:value="0.189471099652451">
            <text:p>0.189</text:p>
          </table:table-cell>
          <table:table-cell table:formula="of:=([.J17]*[.J17]+[.J19]*[.J19]-[.$C$4]*[.$C$4]-[.$C$5]*[.$C$5])/(2*[.$C$4]*[.$C$5])" office:value-type="float" office:value="0.189471099652451">
            <text:p>0.189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α</text:p>
          </table:table-cell>
          <table:table-cell table:formula="of:=[.$C$5]*SIN([.C35])" office:value-type="float" office:value="114.880696877698">
            <text:p>114.881</text:p>
          </table:table-cell>
          <table:table-cell table:formula="of:=[.$C$5]*SIN([.D35])" office:value-type="float" office:value="114.880696877698">
            <text:p>114.881</text:p>
          </table:table-cell>
          <table:table-cell table:formula="of:=[.$C$5]*SIN([.E35])" office:value-type="float" office:value="-114.880696877698">
            <text:p>-114.881</text:p>
          </table:table-cell>
          <table:table-cell table:formula="of:=[.$C$5]*SIN([.F35])" office:value-type="float" office:value="-114.880696877698">
            <text:p>-114.881</text:p>
          </table:table-cell>
          <table:table-cell table:formula="of:=[.$C$5]*SIN([.G35])" office:value-type="float" office:value="114.880696877698">
            <text:p>114.881</text:p>
          </table:table-cell>
          <table:table-cell table:formula="of:=[.$C$5]*SIN([.H35])" office:value-type="float" office:value="114.880696877698">
            <text:p>114.881</text:p>
          </table:table-cell>
          <table:table-cell table:formula="of:=[.$C$5]*SIN([.I35])" office:value-type="float" office:value="-114.880696877698">
            <text:p>-114.881</text:p>
          </table:table-cell>
          <table:table-cell table:formula="of:=[.$C$5]*SIN([.J35])" office:value-type="float" office:value="-114.880696877698">
            <text:p>-114.88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β</text:p>
          </table:table-cell>
          <table:table-cell table:formula="of:=[.$C$4]+[.$C$5]*COS([.C35])" office:value-type="float" office:value="136.168118659337">
            <text:p>136.168</text:p>
          </table:table-cell>
          <table:table-cell table:formula="of:=[.$C$4]+[.$C$5]*COS([.D35])" office:value-type="float" office:value="136.168118659337">
            <text:p>136.168</text:p>
          </table:table-cell>
          <table:table-cell table:formula="of:=[.$C$4]+[.$C$5]*COS([.E35])" office:value-type="float" office:value="136.168118659337">
            <text:p>136.168</text:p>
          </table:table-cell>
          <table:table-cell table:formula="of:=[.$C$4]+[.$C$5]*COS([.F35])" office:value-type="float" office:value="136.168118659337">
            <text:p>136.168</text:p>
          </table:table-cell>
          <table:table-cell table:formula="of:=[.$C$4]+[.$C$5]*COS([.G35])" office:value-type="float" office:value="136.168118659337">
            <text:p>136.168</text:p>
          </table:table-cell>
          <table:table-cell table:formula="of:=[.$C$4]+[.$C$5]*COS([.H35])" office:value-type="float" office:value="136.168118659337">
            <text:p>136.168</text:p>
          </table:table-cell>
          <table:table-cell table:formula="of:=[.$C$4]+[.$C$5]*COS([.I35])" office:value-type="float" office:value="136.168118659337">
            <text:p>136.168</text:p>
          </table:table-cell>
          <table:table-cell table:formula="of:=[.$C$4]+[.$C$5]*COS([.J35])" office:value-type="float" office:value="136.168118659337">
            <text:p>136.168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α2+β2</text:p>
          </table:table-cell>
          <table:table-cell table:formula="of:=[.C21]*[.C21]+[.C22]*[.C22]" office:value-type="float" office:value="31739.3310543288">
            <text:p>31739.331</text:p>
          </table:table-cell>
          <table:table-cell table:formula="of:=[.D21]*[.D21]+[.D22]*[.D22]" office:value-type="float" office:value="31739.3310543288">
            <text:p>31739.331</text:p>
          </table:table-cell>
          <table:table-cell table:formula="of:=[.E21]*[.E21]+[.E22]*[.E22]" office:value-type="float" office:value="31739.3310543288">
            <text:p>31739.331</text:p>
          </table:table-cell>
          <table:table-cell table:formula="of:=[.F21]*[.F21]+[.F22]*[.F22]" office:value-type="float" office:value="31739.3310543288">
            <text:p>31739.331</text:p>
          </table:table-cell>
          <table:table-cell table:formula="of:=[.G21]*[.G21]+[.G22]*[.G22]" office:value-type="float" office:value="31739.3310543288">
            <text:p>31739.331</text:p>
          </table:table-cell>
          <table:table-cell table:formula="of:=[.H21]*[.H21]+[.H22]*[.H22]" office:value-type="float" office:value="31739.3310543288">
            <text:p>31739.331</text:p>
          </table:table-cell>
          <table:table-cell table:formula="of:=[.I21]*[.I21]+[.I22]*[.I22]" office:value-type="float" office:value="31739.3310543288">
            <text:p>31739.331</text:p>
          </table:table-cell>
          <table:table-cell table:formula="of:=[.J21]*[.J21]+[.J22]*[.J22]" office:value-type="float" office:value="31739.3310543288">
            <text:p>31739.331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cosθ2</text:p>
          </table:table-cell>
          <table:table-cell table:formula="of:=([.C21]*[.C17]+[.C22]*[.C19])/[.C23]" office:value-type="float" office:value="-0.609862300309015">
            <text:p>-0.610</text:p>
          </table:table-cell>
          <table:table-cell table:formula="of:=([.D21]*[.D17]+[.D22]*[.D19])/[.D23]" office:value-type="float" office:value="-0.609862300309015">
            <text:p>-0.610</text:p>
          </table:table-cell>
          <table:table-cell table:formula="of:=([.E21]*[.E17]+[.E22]*[.E19])/[.E23]" office:value-type="float" office:value="0.67850552076064">
            <text:p>0.679</text:p>
          </table:table-cell>
          <table:table-cell table:formula="of:=([.F21]*[.F17]+[.F22]*[.F19])/[.F23]" office:value-type="float" office:value="0.67850552076064">
            <text:p>0.679</text:p>
          </table:table-cell>
          <table:table-cell table:formula="of:=([.G21]*[.G17]+[.G22]*[.G19])/[.G23]" office:value-type="float" office:value="0.67850552076064">
            <text:p>0.679</text:p>
          </table:table-cell>
          <table:table-cell table:formula="of:=([.H21]*[.H17]+[.H22]*[.H19])/[.H23]" office:value-type="float" office:value="0.67850552076064">
            <text:p>0.679</text:p>
          </table:table-cell>
          <table:table-cell table:formula="of:=([.I21]*[.I17]+[.I22]*[.I19])/[.I23]" office:value-type="float" office:value="-0.609862300309015">
            <text:p>-0.610</text:p>
          </table:table-cell>
          <table:table-cell table:formula="of:=([.J21]*[.J17]+[.J22]*[.J19])/[.J23]" office:value-type="float" office:value="-0.609862300309015">
            <text:p>-0.61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sinθ2</text:p>
          </table:table-cell>
          <table:table-cell table:formula="of:=([.C22]*[.C17]-[.C21]*[.C19])/[.C23]" office:value-type="float" office:value="-0.79250739722844">
            <text:p>-0.793</text:p>
          </table:table-cell>
          <table:table-cell table:formula="of:=([.D22]*[.D17]-[.D21]*[.D19])/[.D23]" office:value-type="float" office:value="-0.79250739722844">
            <text:p>-0.793</text:p>
          </table:table-cell>
          <table:table-cell table:formula="of:=([.E22]*[.E17]-[.E21]*[.E19])/[.E23]" office:value-type="float" office:value="-0.73459530239264">
            <text:p>-0.735</text:p>
          </table:table-cell>
          <table:table-cell table:formula="of:=([.F22]*[.F17]-[.F21]*[.F19])/[.F23]" office:value-type="float" office:value="-0.73459530239264">
            <text:p>-0.735</text:p>
          </table:table-cell>
          <table:table-cell table:formula="of:=([.G22]*[.G17]-[.G21]*[.G19])/[.G23]" office:value-type="float" office:value="0.73459530239264">
            <text:p>0.735</text:p>
          </table:table-cell>
          <table:table-cell table:formula="of:=([.H22]*[.H17]-[.H21]*[.H19])/[.H23]" office:value-type="float" office:value="0.73459530239264">
            <text:p>0.735</text:p>
          </table:table-cell>
          <table:table-cell table:formula="of:=([.I22]*[.I17]-[.I21]*[.I19])/[.I23]" office:value-type="float" office:value="0.79250739722844">
            <text:p>0.793</text:p>
          </table:table-cell>
          <table:table-cell table:formula="of:=([.J22]*[.J17]-[.J21]*[.J19])/[.J23]" office:value-type="float" office:value="0.79250739722844">
            <text:p>0.793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cosθ5</text:p>
          </table:table-cell>
          <table:table-cell table:formula="of:=(COS([.C33])*[.$F$9]+SIN([.C33])*[.$F$10])/(-[.$F$8])" office:value-type="float" office:value="-0.999954396504382">
            <text:p>-1.000</text:p>
          </table:table-cell>
          <table:table-cell table:formula="of:=(COS([.D33])*[.$F$9]+SIN([.D33])*[.$F$10])/(-[.$F$8])" office:value-type="float" office:value="-0.999954396504382">
            <text:p>-1.000</text:p>
          </table:table-cell>
          <table:table-cell table:formula="of:=(COS([.E33])*[.$F$9]+SIN([.E33])*[.$F$10])/(-[.$F$8])" office:value-type="float" office:value="-0.999954396504382">
            <text:p>-1.000</text:p>
          </table:table-cell>
          <table:table-cell table:formula="of:=(COS([.F33])*[.$F$9]+SIN([.F33])*[.$F$10])/(-[.$F$8])" office:value-type="float" office:value="-0.999954396504382">
            <text:p>-1.000</text:p>
          </table:table-cell>
          <table:table-cell table:formula="of:=(COS([.G33])*[.$F$9]+SIN([.G33])*[.$F$10])/(-[.$F$8])" office:value-type="float" office:value="0.999954396504382">
            <text:p>1.000</text:p>
          </table:table-cell>
          <table:table-cell table:formula="of:=(COS([.H33])*[.$F$9]+SIN([.H33])*[.$F$10])/(-[.$F$8])" office:value-type="float" office:value="0.999954396504382">
            <text:p>1.000</text:p>
          </table:table-cell>
          <table:table-cell table:formula="of:=(COS([.I33])*[.$F$9]+SIN([.I33])*[.$F$10])/(-[.$F$8])" office:value-type="float" office:value="0.999954396504382">
            <text:p>1.000</text:p>
          </table:table-cell>
          <table:table-cell table:formula="of:=(COS([.J33])*[.$F$9]+SIN([.J33])*[.$F$10])/(-[.$F$8])" office:value-type="float" office:value="0.999954396504382">
            <text:p>1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sinθ5</text:p>
          </table:table-cell>
          <table:table-cell table:formula="of:=SIN([.C33])*[.$F$9]-COS([.C33])*[.$F$10]" office:value-type="float" office:value="0.00955012625874972">
            <text:p>0.010</text:p>
          </table:table-cell>
          <table:table-cell table:formula="of:=SIN([.D33])*[.$F$9]-COS([.D33])*[.$F$10]" office:value-type="float" office:value="0.00955012625874972">
            <text:p>0.010</text:p>
          </table:table-cell>
          <table:table-cell table:formula="of:=SIN([.E33])*[.$F$9]-COS([.E33])*[.$F$10]" office:value-type="float" office:value="0.00955012625874972">
            <text:p>0.010</text:p>
          </table:table-cell>
          <table:table-cell table:formula="of:=SIN([.F33])*[.$F$9]-COS([.F33])*[.$F$10]" office:value-type="float" office:value="0.00955012625874972">
            <text:p>0.010</text:p>
          </table:table-cell>
          <table:table-cell table:formula="of:=SIN([.G33])*[.$F$9]-COS([.G33])*[.$F$10]" office:value-type="float" office:value="-0.0095501262587496">
            <text:p>-0.010</text:p>
          </table:table-cell>
          <table:table-cell table:formula="of:=SIN([.H33])*[.$F$9]-COS([.H33])*[.$F$10]" office:value-type="float" office:value="-0.0095501262587496">
            <text:p>-0.010</text:p>
          </table:table-cell>
          <table:table-cell table:formula="of:=SIN([.I33])*[.$F$9]-COS([.I33])*[.$F$10]" office:value-type="float" office:value="-0.0095501262587496">
            <text:p>-0.010</text:p>
          </table:table-cell>
          <table:table-cell table:formula="of:=SIN([.J33])*[.$F$9]-COS([.J33])*[.$F$10]" office:value-type="float" office:value="-0.0095501262587496">
            <text:p>-0.01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5'</text:p>
          </table:table-cell>
          <table:table-cell table:formula="of:=IF([.C27]&gt;0;1;-1)*ACOS([.C26])" office:value-type="float" office:value="3.13204238215535">
            <text:p>3.132</text:p>
          </table:table-cell>
          <table:table-cell table:formula="of:=IF([.C27]&gt;0;1;-1)*ACOS([.C26])+PI()" office:value-type="float" office:value="6.27363503574514">
            <text:p>6.274</text:p>
          </table:table-cell>
          <table:table-cell table:formula="of:=IF([.E27]&gt;0;1;-1)*ACOS([.E26])" office:value-type="float" office:value="3.13204238215535">
            <text:p>3.132</text:p>
          </table:table-cell>
          <table:table-cell table:formula="of:=IF([.E27]&gt;0;1;-1)*ACOS([.E26])+PI()" office:value-type="float" office:value="6.27363503574514">
            <text:p>6.274</text:p>
          </table:table-cell>
          <table:table-cell table:formula="of:=IF([.G27]&gt;0;1;-1)*ACOS([.G26])" office:value-type="float" office:value="-0.00955027143444531">
            <text:p>-0.010</text:p>
          </table:table-cell>
          <table:table-cell table:formula="of:=IF([.G27]&gt;0;1;-1)*ACOS([.G26])+PI()" office:value-type="float" office:value="3.13204238215535">
            <text:p>3.132</text:p>
          </table:table-cell>
          <table:table-cell table:formula="of:=IF([.I27]&gt;0;1;-1)*ACOS([.I26])" office:value-type="float" office:value="-0.00955027143444531">
            <text:p>-0.010</text:p>
          </table:table-cell>
          <table:table-cell table:formula="of:=IF([.I27]&gt;0;1;-1)*ACOS([.I26])+PI()" office:value-type="float" office:value="3.13204238215535">
            <text:p>3.13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cosθ234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 table:formula="of:=[.$F$8]" office:value-type="float" office:value="-1">
            <text:p>-1.000</text:p>
          </table:table-cell>
          <table:table-cell/>
          <table:table-cell table:formula="of:=MOD(5.1;3.3)" office:value-type="float" office:value="1.8">
            <text:p>1.8</text:p>
          </table:table-cell>
        </table:table-row>
        <table:table-row table:style-name="ro1">
          <table:covered-table-cell table:style-name="ce3"/>
          <table:table-cell office:value-type="string">
            <text:p>sinθ234</text:p>
          </table:table-cell>
          <table:table-cell table:formula="of:=[.$F$6]*COS([.C33])+[.$F$7]*SIN([.C33])" office:value-type="float" office:value="0">
            <text:p>0.000</text:p>
          </table:table-cell>
          <table:table-cell table:formula="of:=[.$F$6]*COS([.D33])+[.$F$7]*SIN([.D33])" office:value-type="float" office:value="0">
            <text:p>0.000</text:p>
          </table:table-cell>
          <table:table-cell table:formula="of:=[.$F$6]*COS([.E33])+[.$F$7]*SIN([.E33])" office:value-type="float" office:value="0">
            <text:p>0.000</text:p>
          </table:table-cell>
          <table:table-cell table:formula="of:=[.$F$6]*COS([.F33])+[.$F$7]*SIN([.F33])" office:value-type="float" office:value="0">
            <text:p>0.000</text:p>
          </table:table-cell>
          <table:table-cell table:formula="of:=[.$F$6]*COS([.G33])+[.$F$7]*SIN([.G33])" office:value-type="float" office:value="-0">
            <text:p>0.000</text:p>
          </table:table-cell>
          <table:table-cell table:formula="of:=[.$F$6]*COS([.H33])+[.$F$7]*SIN([.H33])" office:value-type="float" office:value="-0">
            <text:p>0.000</text:p>
          </table:table-cell>
          <table:table-cell table:formula="of:=[.$F$6]*COS([.I33])+[.$F$7]*SIN([.I33])" office:value-type="float" office:value="-0">
            <text:p>0.000</text:p>
          </table:table-cell>
          <table:table-cell table:formula="of:=[.$F$6]*COS([.J33])+[.$F$7]*SIN([.J33])" office:value-type="float" office:value="-0">
            <text:p>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234</text:p>
          </table:table-cell>
          <table:table-cell table:formula="of:=IF([.C30]&gt;0;1;-1)*ACOS([.C29])" office:value-type="float" office:value="-3.14159265358979">
            <text:p>-3.142</text:p>
          </table:table-cell>
          <table:table-cell table:formula="of:=IF([.D30]&gt;0;1;-1)*ACOS([.D29])" office:value-type="float" office:value="-3.14159265358979">
            <text:p>-3.142</text:p>
          </table:table-cell>
          <table:table-cell table:formula="of:=IF([.E30]&gt;0;1;-1)*ACOS([.E29])" office:value-type="float" office:value="-3.14159265358979">
            <text:p>-3.142</text:p>
          </table:table-cell>
          <table:table-cell table:formula="of:=IF([.F30]&gt;0;1;-1)*ACOS([.F29])" office:value-type="float" office:value="-3.14159265358979">
            <text:p>-3.142</text:p>
          </table:table-cell>
          <table:table-cell table:formula="of:=IF([.G30]&gt;0;1;-1)*ACOS([.G29])" office:value-type="float" office:value="-3.14159265358979">
            <text:p>-3.142</text:p>
          </table:table-cell>
          <table:table-cell table:formula="of:=IF([.H30]&gt;0;1;-1)*ACOS([.H29])" office:value-type="float" office:value="-3.14159265358979">
            <text:p>-3.142</text:p>
          </table:table-cell>
          <table:table-cell table:formula="of:=IF([.I30]&gt;0;1;-1)*ACOS([.I29])" office:value-type="float" office:value="-3.14159265358979">
            <text:p>-3.142</text:p>
          </table:table-cell>
          <table:table-cell table:formula="of:=IF([.J30]&gt;0;1;-1)*ACOS([.J29])" office:value-type="float" office:value="-3.14159265358979">
            <text:p>-3.142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4'</text:p>
          </table:table-cell>
          <table:table-cell table:formula="of:=MOD([.C31]-[.C34]-[.C35];2*PI())" office:value-type="float" office:value="3.98810294204447">
            <text:p>3.988</text:p>
          </table:table-cell>
          <table:table-cell table:formula="of:=MOD([.D31]-[.D34]-[.D35];2*PI())" office:value-type="float" office:value="3.98810294204447">
            <text:p>3.988</text:p>
          </table:table-cell>
          <table:table-cell table:formula="of:=MOD([.E31]-[.E34]-[.E35];2*PI())" office:value-type="float" office:value="5.34683555314134">
            <text:p>5.347</text:p>
          </table:table-cell>
          <table:table-cell table:formula="of:=MOD([.F31]-[.F34]-[.F35];2*PI())" office:value-type="float" office:value="5.34683555314134">
            <text:p>5.347</text:p>
          </table:table-cell>
          <table:table-cell table:formula="of:=MOD([.G31]-[.G34]-[.G35];2*PI())" office:value-type="float" office:value="0.936349754038244">
            <text:p>0.936</text:p>
          </table:table-cell>
          <table:table-cell table:formula="of:=MOD([.H31]-[.H34]-[.H35];2*PI())" office:value-type="float" office:value="0.936349754038244">
            <text:p>0.936</text:p>
          </table:table-cell>
          <table:table-cell table:formula="of:=MOD([.I31]-[.I34]-[.I35];2*PI())" office:value-type="float" office:value="2.29508236513512">
            <text:p>2.295</text:p>
          </table:table-cell>
          <table:table-cell table:formula="of:=MOD([.J31]-[.J34]-[.J35];2*PI())" office:value-type="float" office:value="2.29508236513512">
            <text:p>2.295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5">
            <text:p>結果(rad)</text:p>
          </table:table-cell>
          <table:table-cell office:value-type="string">
            <text:p>θ1(rad)</text:p>
          </table:table-cell>
          <table:table-cell table:style-name="ce8" table:formula="of:=ACOS([.F3]/SQRT([.F3]*[.F3]+[.F4]*[.F4]))" office:value-type="float" office:value="1.56124605536045">
            <text:p>1.561</text:p>
          </table:table-cell>
          <table:table-cell table:formula="of:=[.C33]" office:value-type="float" office:value="1.56124605536045">
            <text:p>1.561</text:p>
          </table:table-cell>
          <table:table-cell table:formula="of:=[.D33]" office:value-type="float" office:value="1.56124605536045">
            <text:p>1.561</text:p>
          </table:table-cell>
          <table:table-cell table:formula="of:=[.E33]" office:value-type="float" office:value="1.56124605536045">
            <text:p>1.561</text:p>
          </table:table-cell>
          <table:table-cell table:formula="of:=IF([.C33]+PI()&gt;PI();[.C33]-PI();[.C33]+PI())" office:value-type="float" office:value="-1.58034659822934">
            <text:p>-1.580</text:p>
          </table:table-cell>
          <table:table-cell table:formula="of:=[.G33]" office:value-type="float" office:value="-1.58034659822934">
            <text:p>-1.580</text:p>
          </table:table-cell>
          <table:table-cell table:formula="of:=[.H33]" office:value-type="float" office:value="-1.58034659822934">
            <text:p>-1.580</text:p>
          </table:table-cell>
          <table:table-cell table:formula="of:=[.I33]" office:value-type="float" office:value="-1.58034659822934">
            <text:p>-1.58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2(rad)</text:p>
          </table:table-cell>
          <table:table-cell table:formula="of:=IF([.C25]&gt;0;1;-1)*ACOS([.C24])" office:value-type="float" office:value="-2.22668315416987">
            <text:p>-2.227</text:p>
          </table:table-cell>
          <table:table-cell table:formula="of:=IF([.D25]&gt;0;1;-1)*ACOS([.D24])" office:value-type="float" office:value="-2.22668315416987">
            <text:p>-2.227</text:p>
          </table:table-cell>
          <table:table-cell table:formula="of:=IF([.E25]&gt;0;1;-1)*ACOS([.E24])" office:value-type="float" office:value="-0.825070033836346">
            <text:p>-0.825</text:p>
          </table:table-cell>
          <table:table-cell table:formula="of:=IF([.F25]&gt;0;1;-1)*ACOS([.F24])" office:value-type="float" office:value="-0.825070033836346">
            <text:p>-0.825</text:p>
          </table:table-cell>
          <table:table-cell table:formula="of:=IF([.G25]&gt;0;1;-1)*ACOS([.G24])" office:value-type="float" office:value="0.825070033836346">
            <text:p>0.825</text:p>
          </table:table-cell>
          <table:table-cell table:formula="of:=IF([.H25]&gt;0;1;-1)*ACOS([.H24])" office:value-type="float" office:value="0.825070033836346">
            <text:p>0.825</text:p>
          </table:table-cell>
          <table:table-cell table:formula="of:=IF([.I25]&gt;0;1;-1)*ACOS([.I24])" office:value-type="float" office:value="2.22668315416987">
            <text:p>2.227</text:p>
          </table:table-cell>
          <table:table-cell table:formula="of:=IF([.J25]&gt;0;1;-1)*ACOS([.J24])" office:value-type="float" office:value="2.22668315416987">
            <text:p>2.227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3(rad)</text:p>
          </table:table-cell>
          <table:table-cell table:style-name="ce7" table:formula="of:=ACOS([.C20])" office:value-type="float" office:value="1.3801728657152">
            <text:p>1.380</text:p>
          </table:table-cell>
          <table:table-cell table:formula="of:=ACOS([.D20])" office:value-type="float" office:value="1.3801728657152">
            <text:p>1.380</text:p>
          </table:table-cell>
          <table:table-cell table:style-name="ce7" table:formula="of:=-ACOS([.E20])" office:value-type="float" office:value="-1.3801728657152">
            <text:p>-1.380</text:p>
          </table:table-cell>
          <table:table-cell table:formula="of:=-ACOS([.F20])" office:value-type="float" office:value="-1.3801728657152">
            <text:p>-1.380</text:p>
          </table:table-cell>
          <table:table-cell table:style-name="ce7" table:formula="of:=ACOS([.G20])" office:value-type="float" office:value="1.3801728657152">
            <text:p>1.380</text:p>
          </table:table-cell>
          <table:table-cell table:formula="of:=ACOS([.H20])" office:value-type="float" office:value="1.3801728657152">
            <text:p>1.380</text:p>
          </table:table-cell>
          <table:table-cell table:style-name="ce7" table:formula="of:=-ACOS([.I20])" office:value-type="float" office:value="-1.3801728657152">
            <text:p>-1.380</text:p>
          </table:table-cell>
          <table:table-cell table:formula="of:=-ACOS([.J20])" office:value-type="float" office:value="-1.3801728657152">
            <text:p>-1.38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4(rad)</text:p>
          </table:table-cell>
          <table:table-cell table:formula="of:=IF([.C32]&gt;PI();[.C32]-2*PI();[.C32])" office:value-type="float" office:value="-2.29508236513512">
            <text:p>-2.295</text:p>
          </table:table-cell>
          <table:table-cell table:formula="of:=IF([.D32]&gt;PI();[.D32]-2*PI();[.D32])" office:value-type="float" office:value="-2.29508236513512">
            <text:p>-2.295</text:p>
          </table:table-cell>
          <table:table-cell table:formula="of:=IF([.E32]&gt;PI();[.E32]-2*PI();[.E32])" office:value-type="float" office:value="-0.936349754038244">
            <text:p>-0.936</text:p>
          </table:table-cell>
          <table:table-cell table:formula="of:=IF([.F32]&gt;PI();[.F32]-2*PI();[.F32])" office:value-type="float" office:value="-0.936349754038244">
            <text:p>-0.936</text:p>
          </table:table-cell>
          <table:table-cell table:formula="of:=IF([.G32]&gt;PI();[.G32]-2*PI();[.G32])" office:value-type="float" office:value="0.936349754038244">
            <text:p>0.936</text:p>
          </table:table-cell>
          <table:table-cell table:formula="of:=IF([.H32]&gt;PI();[.H32]-2*PI();[.H32])" office:value-type="float" office:value="0.936349754038244">
            <text:p>0.936</text:p>
          </table:table-cell>
          <table:table-cell table:formula="of:=IF([.I32]&gt;PI();[.I32]-2*PI();[.I32])" office:value-type="float" office:value="2.29508236513512">
            <text:p>2.295</text:p>
          </table:table-cell>
          <table:table-cell table:formula="of:=IF([.J32]&gt;PI();[.J32]-2*PI();[.J32])" office:value-type="float" office:value="2.29508236513512">
            <text:p>2.295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5(rad)</text:p>
          </table:table-cell>
          <table:table-cell table:style-name="ce10" table:formula="of:=IF(MOD([.C28]+2*PI();2*PI())&gt; PI();MOD([.C28]+2*PI();2*PI())-2*PI();MOD([.C28]+2*PI();2*PI()))" office:value-type="float" office:value="3.13204238215535">
            <text:p>3.132</text:p>
          </table:table-cell>
          <table:table-cell table:style-name="ce10" table:formula="of:=IF(MOD([.D28]+2*PI();2*PI())&gt; PI();MOD([.D28]+2*PI();2*PI())-2*PI();MOD([.D28]+2*PI();2*PI()))" office:value-type="float" office:value="-0.00955027143444553">
            <text:p>-0.010</text:p>
          </table:table-cell>
          <table:table-cell table:style-name="ce10" table:formula="of:=IF(MOD([.E28]+2*PI();2*PI())&gt; PI();MOD([.E28]+2*PI();2*PI())-2*PI();MOD([.E28]+2*PI();2*PI()))" office:value-type="float" office:value="3.13204238215535">
            <text:p>3.132</text:p>
          </table:table-cell>
          <table:table-cell table:style-name="ce10" table:formula="of:=IF(MOD([.F28]+2*PI();2*PI())&gt; PI();MOD([.F28]+2*PI();2*PI())-2*PI();MOD([.F28]+2*PI();2*PI()))" office:value-type="float" office:value="-0.00955027143444553">
            <text:p>-0.010</text:p>
          </table:table-cell>
          <table:table-cell table:style-name="ce10" table:formula="of:=IF(MOD([.G28]+2*PI();2*PI())&gt; PI();MOD([.G28]+2*PI();2*PI())-2*PI();MOD([.G28]+2*PI();2*PI()))" office:value-type="float" office:value="-0.00955027143444553">
            <text:p>-0.010</text:p>
          </table:table-cell>
          <table:table-cell table:style-name="ce10" table:formula="of:=IF(MOD([.H28]+2*PI();2*PI())&gt; PI();MOD([.H28]+2*PI();2*PI())-2*PI();MOD([.H28]+2*PI();2*PI()))" office:value-type="float" office:value="3.13204238215535">
            <text:p>3.132</text:p>
          </table:table-cell>
          <table:table-cell table:style-name="ce10" table:formula="of:=IF(MOD([.I28]+2*PI();2*PI())&gt; PI();MOD([.I28]+2*PI();2*PI())-2*PI();MOD([.I28]+2*PI();2*PI()))" office:value-type="float" office:value="-0.00955027143444553">
            <text:p>-0.010</text:p>
          </table:table-cell>
          <table:table-cell table:style-name="ce10" table:formula="of:=IF(MOD([.J28]+2*PI();2*PI())&gt; PI();MOD([.J28]+2*PI();2*PI())-2*PI();MOD([.J28]+2*PI();2*PI()))" office:value-type="float" office:value="3.13204238215535">
            <text:p>3.132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5">
            <text:p>結果(deg)</text:p>
          </table:table-cell>
          <table:table-cell office:value-type="string">
            <text:p>θ1(deg)</text:p>
          </table:table-cell>
          <table:table-cell table:formula="of:=([.C33]/PI())*180" office:value-type="float" office:value="89.452809753602">
            <text:p>89.453</text:p>
          </table:table-cell>
          <table:table-cell table:formula="of:=([.D33]/PI())*180" office:value-type="float" office:value="89.452809753602">
            <text:p>89.453</text:p>
          </table:table-cell>
          <table:table-cell table:formula="of:=([.E33]/PI())*180" office:value-type="float" office:value="89.452809753602">
            <text:p>89.453</text:p>
          </table:table-cell>
          <table:table-cell table:formula="of:=([.F33]/PI())*180" office:value-type="float" office:value="89.452809753602">
            <text:p>89.453</text:p>
          </table:table-cell>
          <table:table-cell table:formula="of:=([.G33]/PI())*180" office:value-type="float" office:value="-90.5471902463981">
            <text:p>-90.547</text:p>
          </table:table-cell>
          <table:table-cell table:formula="of:=([.H33]/PI())*180" office:value-type="float" office:value="-90.5471902463981">
            <text:p>-90.547</text:p>
          </table:table-cell>
          <table:table-cell table:formula="of:=([.I33]/PI())*180" office:value-type="float" office:value="-90.5471902463981">
            <text:p>-90.547</text:p>
          </table:table-cell>
          <table:table-cell table:formula="of:=([.J33]/PI())*180" office:value-type="float" office:value="-90.5471902463981">
            <text:p>-90.547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2(deg)</text:p>
          </table:table-cell>
          <table:table-cell table:formula="of:=([.C34]/PI())*180" office:value-type="float" office:value="-127.579547046812">
            <text:p>-127.580</text:p>
          </table:table-cell>
          <table:table-cell table:formula="of:=([.D34]/PI())*180" office:value-type="float" office:value="-127.579547046812">
            <text:p>-127.580</text:p>
          </table:table-cell>
          <table:table-cell table:formula="of:=([.E34]/PI())*180" office:value-type="float" office:value="-47.2730307415387">
            <text:p>-47.273</text:p>
          </table:table-cell>
          <table:table-cell table:formula="of:=([.F34]/PI())*180" office:value-type="float" office:value="-47.2730307415387">
            <text:p>-47.273</text:p>
          </table:table-cell>
          <table:table-cell table:formula="of:=([.G34]/PI())*180" office:value-type="float" office:value="47.2730307415387">
            <text:p>47.273</text:p>
          </table:table-cell>
          <table:table-cell table:formula="of:=([.H34]/PI())*180" office:value-type="float" office:value="47.2730307415387">
            <text:p>47.273</text:p>
          </table:table-cell>
          <table:table-cell table:formula="of:=([.I34]/PI())*180" office:value-type="float" office:value="127.579547046812">
            <text:p>127.580</text:p>
          </table:table-cell>
          <table:table-cell table:formula="of:=([.J34]/PI())*180" office:value-type="float" office:value="127.579547046812">
            <text:p>127.58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3(deg)</text:p>
          </table:table-cell>
          <table:table-cell table:formula="of:=([.C35]/PI())*180" office:value-type="float" office:value="79.0780802039573">
            <text:p>79.078</text:p>
          </table:table-cell>
          <table:table-cell table:formula="of:=([.D35]/PI())*180" office:value-type="float" office:value="79.0780802039573">
            <text:p>79.078</text:p>
          </table:table-cell>
          <table:table-cell table:formula="of:=([.E35]/PI())*180" office:value-type="float" office:value="-79.0780802039573">
            <text:p>-79.078</text:p>
          </table:table-cell>
          <table:table-cell table:formula="of:=([.F35]/PI())*180" office:value-type="float" office:value="-79.0780802039573">
            <text:p>-79.078</text:p>
          </table:table-cell>
          <table:table-cell table:formula="of:=([.G35]/PI())*180" office:value-type="float" office:value="79.0780802039573">
            <text:p>79.078</text:p>
          </table:table-cell>
          <table:table-cell table:formula="of:=([.H35]/PI())*180" office:value-type="float" office:value="79.0780802039573">
            <text:p>79.078</text:p>
          </table:table-cell>
          <table:table-cell table:formula="of:=([.I35]/PI())*180" office:value-type="float" office:value="-79.0780802039573">
            <text:p>-79.078</text:p>
          </table:table-cell>
          <table:table-cell table:formula="of:=([.J35]/PI())*180" office:value-type="float" office:value="-79.0780802039573">
            <text:p>-79.078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4(deg)</text:p>
          </table:table-cell>
          <table:table-cell table:formula="of:=([.C36]/PI())*180" office:value-type="float" office:value="-131.498533157145">
            <text:p>-131.499</text:p>
          </table:table-cell>
          <table:table-cell table:formula="of:=([.D36]/PI())*180" office:value-type="float" office:value="-131.498533157145">
            <text:p>-131.499</text:p>
          </table:table-cell>
          <table:table-cell table:formula="of:=([.E36]/PI())*180" office:value-type="float" office:value="-53.6488890545041">
            <text:p>-53.649</text:p>
          </table:table-cell>
          <table:table-cell table:formula="of:=([.F36]/PI())*180" office:value-type="float" office:value="-53.6488890545041">
            <text:p>-53.649</text:p>
          </table:table-cell>
          <table:table-cell table:formula="of:=([.G36]/PI())*180" office:value-type="float" office:value="53.6488890545041">
            <text:p>53.649</text:p>
          </table:table-cell>
          <table:table-cell table:formula="of:=([.H36]/PI())*180" office:value-type="float" office:value="53.6488890545041">
            <text:p>53.649</text:p>
          </table:table-cell>
          <table:table-cell table:formula="of:=([.I36]/PI())*180" office:value-type="float" office:value="131.498533157145">
            <text:p>131.499</text:p>
          </table:table-cell>
          <table:table-cell table:formula="of:=([.J36]/PI())*180" office:value-type="float" office:value="131.498533157145">
            <text:p>131.499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θ5(deg)</text:p>
          </table:table-cell>
          <table:table-cell table:formula="of:=([.C37]/PI())*180" office:value-type="float" office:value="179.452809753602">
            <text:p>179.453</text:p>
          </table:table-cell>
          <table:table-cell table:formula="of:=([.D37]/PI())*180" office:value-type="float" office:value="-0.54719024639808">
            <text:p>-0.547</text:p>
          </table:table-cell>
          <table:table-cell table:formula="of:=([.E37]/PI())*180" office:value-type="float" office:value="179.452809753602">
            <text:p>179.453</text:p>
          </table:table-cell>
          <table:table-cell table:formula="of:=([.F37]/PI())*180" office:value-type="float" office:value="-0.54719024639808">
            <text:p>-0.547</text:p>
          </table:table-cell>
          <table:table-cell table:formula="of:=([.G37]/PI())*180" office:value-type="float" office:value="-0.54719024639808">
            <text:p>-0.547</text:p>
          </table:table-cell>
          <table:table-cell table:formula="of:=([.H37]/PI())*180" office:value-type="float" office:value="179.452809753602">
            <text:p>179.453</text:p>
          </table:table-cell>
          <table:table-cell table:formula="of:=([.I37]/PI())*180" office:value-type="float" office:value="-0.54719024639808">
            <text:p>-0.547</text:p>
          </table:table-cell>
          <table:table-cell table:formula="of:=([.J37]/PI())*180" office:value-type="float" office:value="179.452809753602">
            <text:p>179.453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9">
            <text:p>検算</text:p>
          </table:table-cell>
          <table:table-cell office:value-type="string">
            <text:p>Px</text:p>
          </table:table-cell>
          <table:table-cell table:formula="of:=COS([.C33])*(SIN([.C34])*[.$C$4]+SIN([.C34]+[.C35])*[.$C$5]+SIN([.C34]+[.C35]+[.C36])*[.$C$6])" office:value-type="float" office:value="-1.6996899033007">
            <text:p>-1.700</text:p>
          </table:table-cell>
          <table:table-cell table:formula="of:=COS([.D33])*(SIN([.D34])*[.$C$4]+SIN([.D34]+[.D35])*[.$C$5]+SIN([.D34]+[.D35]+[.D36])*[.$C$6])" office:value-type="float" office:value="-1.6996899033007">
            <text:p>-1.700</text:p>
          </table:table-cell>
          <table:table-cell table:formula="of:=COS([.E33])*(SIN([.E34])*[.$C$4]+SIN([.E34]+[.E35])*[.$C$5]+SIN([.E34]+[.E35]+[.E36])*[.$C$6])" office:value-type="float" office:value="-1.6996899033007">
            <text:p>-1.700</text:p>
          </table:table-cell>
          <table:table-cell table:formula="of:=COS([.F33])*(SIN([.F34])*[.$C$4]+SIN([.F34]+[.F35])*[.$C$5]+SIN([.F34]+[.F35]+[.F36])*[.$C$6])" office:value-type="float" office:value="-1.6996899033007">
            <text:p>-1.700</text:p>
          </table:table-cell>
          <table:table-cell table:formula="of:=COS([.G33])*(SIN([.G34])*[.$C$4]+SIN([.G34]+[.G35])*[.$C$5]+SIN([.G34]+[.G35]+[.G36])*[.$C$6])" office:value-type="float" office:value="-1.69968990330068">
            <text:p>-1.700</text:p>
          </table:table-cell>
          <table:table-cell table:formula="of:=COS([.H33])*(SIN([.H34])*[.$C$4]+SIN([.H34]+[.H35])*[.$C$5]+SIN([.H34]+[.H35]+[.H36])*[.$C$6])" office:value-type="float" office:value="-1.69968990330068">
            <text:p>-1.700</text:p>
          </table:table-cell>
          <table:table-cell table:formula="of:=COS([.I33])*(SIN([.I34])*[.$C$4]+SIN([.I34]+[.I35])*[.$C$5]+SIN([.I34]+[.I35]+[.I36])*[.$C$6])" office:value-type="float" office:value="-1.69968990330068">
            <text:p>-1.700</text:p>
          </table:table-cell>
          <table:table-cell table:formula="of:=COS([.J33])*(SIN([.J34])*[.$C$4]+SIN([.J34]+[.J35])*[.$C$5]+SIN([.J34]+[.J35]+[.J36])*[.$C$6])" office:value-type="float" office:value="-1.69968990330068">
            <text:p>-1.7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y</text:p>
          </table:table-cell>
          <table:table-cell table:formula="of:=SIN([.C33])*(SIN([.C34])*[.$C$4]+SIN([.C34]+[.C35])*[.$C$5]+SIN([.C34]+[.C35]+[.C36])*[.$C$6])" office:value-type="float" office:value="-177.967531051485">
            <text:p>-177.968</text:p>
          </table:table-cell>
          <table:table-cell table:formula="of:=SIN([.D33])*(SIN([.D34])*[.$C$4]+SIN([.D34]+[.D35])*[.$C$5]+SIN([.D34]+[.D35]+[.D36])*[.$C$6])" office:value-type="float" office:value="-177.967531051485">
            <text:p>-177.968</text:p>
          </table:table-cell>
          <table:table-cell table:formula="of:=SIN([.E33])*(SIN([.E34])*[.$C$4]+SIN([.E34]+[.E35])*[.$C$5]+SIN([.E34]+[.E35]+[.E36])*[.$C$6])" office:value-type="float" office:value="-177.967531051485">
            <text:p>-177.968</text:p>
          </table:table-cell>
          <table:table-cell table:formula="of:=SIN([.F33])*(SIN([.F34])*[.$C$4]+SIN([.F34]+[.F35])*[.$C$5]+SIN([.F34]+[.F35]+[.F36])*[.$C$6])" office:value-type="float" office:value="-177.967531051485">
            <text:p>-177.968</text:p>
          </table:table-cell>
          <table:table-cell table:formula="of:=SIN([.G33])*(SIN([.G34])*[.$C$4]+SIN([.G34]+[.G35])*[.$C$5]+SIN([.G34]+[.G35]+[.G36])*[.$C$6])" office:value-type="float" office:value="-177.967531051485">
            <text:p>-177.968</text:p>
          </table:table-cell>
          <table:table-cell table:formula="of:=SIN([.H33])*(SIN([.H34])*[.$C$4]+SIN([.H34]+[.H35])*[.$C$5]+SIN([.H34]+[.H35]+[.H36])*[.$C$6])" office:value-type="float" office:value="-177.967531051485">
            <text:p>-177.968</text:p>
          </table:table-cell>
          <table:table-cell table:formula="of:=SIN([.I33])*(SIN([.I34])*[.$C$4]+SIN([.I34]+[.I35])*[.$C$5]+SIN([.I34]+[.I35]+[.I36])*[.$C$6])" office:value-type="float" office:value="-177.967531051485">
            <text:p>-177.968</text:p>
          </table:table-cell>
          <table:table-cell table:formula="of:=SIN([.J33])*(SIN([.J34])*[.$C$4]+SIN([.J34]+[.J35])*[.$C$5]+SIN([.J34]+[.J35]+[.J36])*[.$C$6])" office:value-type="float" office:value="-177.967531051485">
            <text:p>-177.968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Pz</text:p>
          </table:table-cell>
          <table:table-cell table:formula="of:=[.$C$3]+(COS([.C34])*[.$C$4]+COS([.C34]+[.C35])*[.$C$5]+COS([.C34]+[.C35]+[.C36])*[.$C$6])" office:value-type="float" office:value="-8">
            <text:p>-8.000</text:p>
          </table:table-cell>
          <table:table-cell table:formula="of:=[.$C$3]+(COS([.D34])*[.$C$4]+COS([.D34]+[.D35])*[.$C$5]+COS([.D34]+[.D35]+[.D36])*[.$C$6])" office:value-type="float" office:value="-8">
            <text:p>-8.000</text:p>
          </table:table-cell>
          <table:table-cell table:formula="of:=[.$C$3]+(COS([.E34])*[.$C$4]+COS([.E34]+[.E35])*[.$C$5]+COS([.E34]+[.E35]+[.E36])*[.$C$6])" office:value-type="float" office:value="-8">
            <text:p>-8.000</text:p>
          </table:table-cell>
          <table:table-cell table:formula="of:=[.$C$3]+(COS([.F34])*[.$C$4]+COS([.F34]+[.F35])*[.$C$5]+COS([.F34]+[.F35]+[.F36])*[.$C$6])" office:value-type="float" office:value="-8">
            <text:p>-8.000</text:p>
          </table:table-cell>
          <table:table-cell table:formula="of:=[.$C$3]+(COS([.G34])*[.$C$4]+COS([.G34]+[.G35])*[.$C$5]+COS([.G34]+[.G35]+[.G36])*[.$C$6])" office:value-type="float" office:value="-8">
            <text:p>-8.000</text:p>
          </table:table-cell>
          <table:table-cell table:formula="of:=[.$C$3]+(COS([.H34])*[.$C$4]+COS([.H34]+[.H35])*[.$C$5]+COS([.H34]+[.H35]+[.H36])*[.$C$6])" office:value-type="float" office:value="-8">
            <text:p>-8.000</text:p>
          </table:table-cell>
          <table:table-cell table:formula="of:=[.$C$3]+(COS([.I34])*[.$C$4]+COS([.I34]+[.I35])*[.$C$5]+COS([.I34]+[.I35]+[.I36])*[.$C$6])" office:value-type="float" office:value="-8">
            <text:p>-8.000</text:p>
          </table:table-cell>
          <table:table-cell table:formula="of:=[.$C$3]+(COS([.J34])*[.$C$4]+COS([.J34]+[.J35])*[.$C$5]+COS([.J34]+[.J35]+[.J36])*[.$C$6])" office:value-type="float" office:value="-8">
            <text:p>-8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Ax</text:p>
          </table:table-cell>
          <table:table-cell table:formula="of:=COS([.C33])*SIN([.C34]+[.C35]+[.C36])" office:value-type="float" office:value="-1.16955315542309E-018">
            <text:p>0.000</text:p>
          </table:table-cell>
          <table:table-cell table:formula="of:=COS([.D33])*SIN([.D34]+[.D35]+[.D36])" office:value-type="float" office:value="-1.16955315542309E-018">
            <text:p>0.000</text:p>
          </table:table-cell>
          <table:table-cell table:formula="of:=COS([.E33])*SIN([.E34]+[.E35]+[.E36])" office:value-type="float" office:value="3.0715548687934E-018">
            <text:p>0.000</text:p>
          </table:table-cell>
          <table:table-cell table:formula="of:=COS([.F33])*SIN([.F34]+[.F35]+[.F36])" office:value-type="float" office:value="3.0715548687934E-018">
            <text:p>0.000</text:p>
          </table:table-cell>
          <table:table-cell table:formula="of:=COS([.G33])*SIN([.G34]+[.G35]+[.G36])" office:value-type="float" office:value="3.07155486879337E-018">
            <text:p>0.000</text:p>
          </table:table-cell>
          <table:table-cell table:formula="of:=COS([.H33])*SIN([.H34]+[.H35]+[.H36])" office:value-type="float" office:value="3.07155486879337E-018">
            <text:p>0.000</text:p>
          </table:table-cell>
          <table:table-cell table:formula="of:=COS([.I33])*SIN([.I34]+[.I35]+[.I36])" office:value-type="float" office:value="7.31266289300981E-018">
            <text:p>0.000</text:p>
          </table:table-cell>
          <table:table-cell table:formula="of:=COS([.J33])*SIN([.J34]+[.J35]+[.J36])" office:value-type="float" office:value="7.31266289300981E-018">
            <text:p>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Ay</text:p>
          </table:table-cell>
          <table:table-cell table:style-name="ce10" table:formula="of:=SIN([.C33])*SIN([.C34]+[.C35]+[.C36])" office:value-type="float" office:value="-1.22459095097241E-016">
            <text:p>0.000</text:p>
          </table:table-cell>
          <table:table-cell table:style-name="ce10" table:formula="of:=SIN([.D33])*SIN([.D34]+[.D35]+[.D36])" office:value-type="float" office:value="-1.22459095097241E-016">
            <text:p>0.000</text:p>
          </table:table-cell>
          <table:table-cell table:style-name="ce10" table:formula="of:=SIN([.E33])*SIN([.E34]+[.E35]+[.E36])" office:value-type="float" office:value="3.21609862732486E-016">
            <text:p>0.000</text:p>
          </table:table-cell>
          <table:table-cell table:style-name="ce10" table:formula="of:=SIN([.F33])*SIN([.F34]+[.F35]+[.F36])" office:value-type="float" office:value="3.21609862732486E-016">
            <text:p>0.000</text:p>
          </table:table-cell>
          <table:table-cell table:style-name="ce10" table:formula="of:=SIN([.G33])*SIN([.G34]+[.G35]+[.G36])" office:value-type="float" office:value="3.21609862732486E-016">
            <text:p>0.000</text:p>
          </table:table-cell>
          <table:table-cell table:style-name="ce10" table:formula="of:=SIN([.H33])*SIN([.H34]+[.H35]+[.H36])" office:value-type="float" office:value="3.21609862732486E-016">
            <text:p>0.000</text:p>
          </table:table-cell>
          <table:table-cell table:style-name="ce10" table:formula="of:=SIN([.I33])*SIN([.I34]+[.I35]+[.I36])" office:value-type="float" office:value="7.65678820562213E-016">
            <text:p>0.000</text:p>
          </table:table-cell>
          <table:table-cell table:style-name="ce10" table:formula="of:=SIN([.J33])*SIN([.J34]+[.J35]+[.J36])" office:value-type="float" office:value="7.65678820562213E-016">
            <text:p>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Az</text:p>
          </table:table-cell>
          <table:table-cell table:formula="of:=COS([.C34]+[.C35]+[.C36])" office:value-type="float" office:value="-1">
            <text:p>-1.000</text:p>
          </table:table-cell>
          <table:table-cell table:formula="of:=COS([.D34]+[.D35]+[.D36])" office:value-type="float" office:value="-1">
            <text:p>-1.000</text:p>
          </table:table-cell>
          <table:table-cell table:formula="of:=COS([.E34]+[.E35]+[.E36])" office:value-type="float" office:value="-1">
            <text:p>-1.000</text:p>
          </table:table-cell>
          <table:table-cell table:formula="of:=COS([.F34]+[.F35]+[.F36])" office:value-type="float" office:value="-1">
            <text:p>-1.000</text:p>
          </table:table-cell>
          <table:table-cell table:formula="of:=COS([.G34]+[.G35]+[.G36])" office:value-type="float" office:value="-1">
            <text:p>-1.000</text:p>
          </table:table-cell>
          <table:table-cell table:formula="of:=COS([.H34]+[.H35]+[.H36])" office:value-type="float" office:value="-1">
            <text:p>-1.000</text:p>
          </table:table-cell>
          <table:table-cell table:formula="of:=COS([.I34]+[.I35]+[.I36])" office:value-type="float" office:value="-1">
            <text:p>-1.000</text:p>
          </table:table-cell>
          <table:table-cell table:formula="of:=COS([.J34]+[.J35]+[.J36])" office:value-type="float" office:value="-1">
            <text:p>-1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Bx</text:p>
          </table:table-cell>
          <table:table-cell table:formula="of:=-COS([.C33])*COS([.C34]+[.C35]+[.C36])*COS([.C37])+SIN([.C33])*SIN([.C37])" office:value-type="float" office:value="7.28583859910259E-016">
            <text:p>0.000</text:p>
          </table:table-cell>
          <table:table-cell table:formula="of:=-COS([.D33])*COS([.D34]+[.D35]+[.D36])*COS([.D37])+SIN([.D33])*SIN([.D37])" office:value-type="float" office:value="-6.05418493115906E-016">
            <text:p>0.000</text:p>
          </table:table-cell>
          <table:table-cell table:formula="of:=-COS([.E33])*COS([.E34]+[.E35]+[.E36])*COS([.E37])+SIN([.E33])*SIN([.E37])" office:value-type="float" office:value="7.28583859910259E-016">
            <text:p>0.000</text:p>
          </table:table-cell>
          <table:table-cell table:formula="of:=-COS([.F33])*COS([.F34]+[.F35]+[.F36])*COS([.F37])+SIN([.F33])*SIN([.F37])" office:value-type="float" office:value="-6.05418493115906E-016">
            <text:p>0.000</text:p>
          </table:table-cell>
          <table:table-cell table:formula="of:=-COS([.G33])*COS([.G34]+[.G35]+[.G36])*COS([.G37])+SIN([.G33])*SIN([.G37])" office:value-type="float" office:value="7.26849136434282E-016">
            <text:p>0.000</text:p>
          </table:table-cell>
          <table:table-cell table:formula="of:=-COS([.H33])*COS([.H34]+[.H35]+[.H36])*COS([.H37])+SIN([.H33])*SIN([.H37])" office:value-type="float" office:value="-8.50014503228636E-016">
            <text:p>0.000</text:p>
          </table:table-cell>
          <table:table-cell table:formula="of:=-COS([.I33])*COS([.I34]+[.I35]+[.I36])*COS([.I37])+SIN([.I33])*SIN([.I37])" office:value-type="float" office:value="7.26849136434282E-016">
            <text:p>0.000</text:p>
          </table:table-cell>
          <table:table-cell table:formula="of:=-COS([.J33])*COS([.J34]+[.J35]+[.J36])*COS([.J37])+SIN([.J33])*SIN([.J37])" office:value-type="float" office:value="-8.50014503228636E-016">
            <text:p>0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By</text:p>
          </table:table-cell>
          <table:table-cell table:formula="of:=-SIN([.C33])*COS([.C34]+[.C35]+[.C36])*COS([.C37])-COS([.C33])*SIN([.C37])" office:value-type="float" office:value="-1">
            <text:p>-1.000</text:p>
          </table:table-cell>
          <table:table-cell table:formula="of:=-SIN([.D33])*COS([.D34]+[.D35]+[.D36])*COS([.D37])-COS([.D33])*SIN([.D37])" office:value-type="float" office:value="1">
            <text:p>1.000</text:p>
          </table:table-cell>
          <table:table-cell table:formula="of:=-SIN([.E33])*COS([.E34]+[.E35]+[.E36])*COS([.E37])-COS([.E33])*SIN([.E37])" office:value-type="float" office:value="-1">
            <text:p>-1.000</text:p>
          </table:table-cell>
          <table:table-cell table:formula="of:=-SIN([.F33])*COS([.F34]+[.F35]+[.F36])*COS([.F37])-COS([.F33])*SIN([.F37])" office:value-type="float" office:value="1">
            <text:p>1.000</text:p>
          </table:table-cell>
          <table:table-cell table:formula="of:=-SIN([.G33])*COS([.G34]+[.G35]+[.G36])*COS([.G37])-COS([.G33])*SIN([.G37])" office:value-type="float" office:value="-1">
            <text:p>-1.000</text:p>
          </table:table-cell>
          <table:table-cell table:formula="of:=-SIN([.H33])*COS([.H34]+[.H35]+[.H36])*COS([.H37])-COS([.H33])*SIN([.H37])" office:value-type="float" office:value="1">
            <text:p>1.000</text:p>
          </table:table-cell>
          <table:table-cell table:formula="of:=-SIN([.I33])*COS([.I34]+[.I35]+[.I36])*COS([.I37])-COS([.I33])*SIN([.I37])" office:value-type="float" office:value="-1">
            <text:p>-1.000</text:p>
          </table:table-cell>
          <table:table-cell table:formula="of:=-SIN([.J33])*COS([.J34]+[.J35]+[.J36])*COS([.J37])-COS([.J33])*SIN([.J37])" office:value-type="float" office:value="1">
            <text:p>1.000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>
            <text:p>Bz</text:p>
          </table:table-cell>
          <table:table-cell table:formula="of:=SIN([.C34]+[.C35]+[.C36])*COS([.C37])" office:value-type="float" office:value="1.22459095097241E-016">
            <text:p>0.000</text:p>
          </table:table-cell>
          <table:table-cell table:formula="of:=SIN([.D34]+[.D35]+[.D36])*COS([.D37])" office:value-type="float" office:value="-1.22459095097241E-016">
            <text:p>0.000</text:p>
          </table:table-cell>
          <table:table-cell table:formula="of:=SIN([.E34]+[.E35]+[.E36])*COS([.E37])" office:value-type="float" office:value="-3.21609862732486E-016">
            <text:p>0.000</text:p>
          </table:table-cell>
          <table:table-cell table:formula="of:=SIN([.F34]+[.F35]+[.F36])*COS([.F37])" office:value-type="float" office:value="3.21609862732486E-016">
            <text:p>0.000</text:p>
          </table:table-cell>
          <table:table-cell table:formula="of:=SIN([.G34]+[.G35]+[.G36])*COS([.G37])" office:value-type="float" office:value="-3.21609862732486E-016">
            <text:p>0.000</text:p>
          </table:table-cell>
          <table:table-cell table:formula="of:=SIN([.H34]+[.H35]+[.H36])*COS([.H37])" office:value-type="float" office:value="3.21609862732486E-016">
            <text:p>0.000</text:p>
          </table:table-cell>
          <table:table-cell table:formula="of:=SIN([.I34]+[.I35]+[.I36])*COS([.I37])" office:value-type="float" office:value="-7.65678820562213E-016">
            <text:p>0.000</text:p>
          </table:table-cell>
          <table:table-cell table:formula="of:=SIN([.J34]+[.J35]+[.J36])*COS([.J37])" office:value-type="float" office:value="7.65678820562213E-016">
            <text:p>0.00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6.869897645844">
            <text:p>36.8698976458</text:p>
          </table:table-cell>
          <table:table-cell table:style-name="Default" office:value-type="float" office:value="29.8978527763287">
            <text:p>29.8978527763</text:p>
          </table:table-cell>
          <table:table-cell table:style-name="Default" office:value-type="float" office:value="119.999894751011">
            <text:p>119.999894751</text:p>
          </table:table-cell>
          <table:table-cell table:style-name="Default" office:value-type="float" office:value="-6.59697272782972">
            <text:p>-6.5969727278</text:p>
          </table:table-cell>
          <table:table-cell table:style-name="Default" office:value-type="float" office:value="-28.2089497560836">
            <text:p>-28.208949756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6.869897645844">
            <text:p>36.8698976458</text:p>
          </table:table-cell>
          <table:table-cell table:style-name="Default" office:value-type="float" office:value="29.8978527763287">
            <text:p>29.8978527763</text:p>
          </table:table-cell>
          <table:table-cell table:style-name="Default" office:value-type="float" office:value="119.999894751011">
            <text:p>119.999894751</text:p>
          </table:table-cell>
          <table:table-cell table:style-name="Default" office:value-type="float" office:value="-6.59697272782972">
            <text:p>-6.5969727278</text:p>
          </table:table-cell>
          <table:table-cell table:style-name="Default" office:value-type="float" office:value="151.791050243916">
            <text:p>151.791050243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6.869897645844">
            <text:p>36.8698976458</text:p>
          </table:table-cell>
          <table:table-cell table:style-name="Default" office:value-type="float" office:value="149.89774752734">
            <text:p>149.8977475273</text:p>
          </table:table-cell>
          <table:table-cell table:style-name="Default" office:value-type="float" office:value="-119.999894751011">
            <text:p>-119.999894751</text:p>
          </table:table-cell>
          <table:table-cell table:style-name="Default" office:value-type="float" office:value="113.402922023181">
            <text:p>113.4029220232</text:p>
          </table:table-cell>
          <table:table-cell table:style-name="Default" office:value-type="float" office:value="-28.2089497560836">
            <text:p>-28.208949756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49.89774752734">
            <text:p>149.898</text:p>
          </table:table-cell>
          <table:table-cell table:style-name="ce11" office:value-type="float" office:value="-119.999894751011">
            <text:p>-120.000</text:p>
          </table:table-cell>
          <table:table-cell table:style-name="ce11" office:value-type="float" office:value="113.402922023181">
            <text:p>113.403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49.89774752734">
            <text:p>-149.898</text:p>
          </table:table-cell>
          <table:table-cell table:style-name="ce11" office:value-type="float" office:value="119.999894751011">
            <text:p>120.000</text:p>
          </table:table-cell>
          <table:table-cell table:style-name="ce11" office:value-type="float" office:value="-113.402922023181">
            <text:p>-113.403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49.89774752734">
            <text:p>-149.898</text:p>
          </table:table-cell>
          <table:table-cell table:style-name="ce11" office:value-type="float" office:value="119.999894751011">
            <text:p>120.000</text:p>
          </table:table-cell>
          <table:table-cell table:style-name="ce11" office:value-type="float" office:value="-113.402922023181">
            <text:p>-113.403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29.8978527763287">
            <text:p>-29.898</text:p>
          </table:table-cell>
          <table:table-cell table:style-name="ce11" office:value-type="float" office:value="-119.999894751011">
            <text:p>-120.000</text:p>
          </table:table-cell>
          <table:table-cell table:style-name="ce11" office:value-type="float" office:value="6.59697272782974">
            <text:p>6.597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29.8978527763287">
            <text:p>-29.898</text:p>
          </table:table-cell>
          <table:table-cell table:style-name="ce11" office:value-type="float" office:value="-119.999894751011">
            <text:p>-120.000</text:p>
          </table:table-cell>
          <table:table-cell table:style-name="ce11" office:value-type="float" office:value="6.59697272782974">
            <text:p>6.597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style-name="ce11"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3.2389100588828">
            <text:p>13.239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23.0211985236984">
            <text:p>-23.021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3.2389100588828">
            <text:p>13.239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23.0211985236984">
            <text:p>-23.021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66.321973323208">
            <text:p>166.322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130.061864740628">
            <text:p>130.062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36.869897645844">
            <text:p>36.870</text:p>
          </table:table-cell>
          <table:table-cell table:style-name="ce11" office:value-type="float" office:value="166.321973323208">
            <text:p>166.322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130.061864740628">
            <text:p>130.062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66.321973323208">
            <text:p>-166.322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130.061864740628">
            <text:p>-130.062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66.321973323208">
            <text:p>-166.322</text:p>
          </table:table-cell>
          <table:table-cell table:style-name="ce11" office:value-type="float" office:value="153.083063264326">
            <text:p>153.083</text:p>
          </table:table-cell>
          <table:table-cell table:style-name="ce11" office:value-type="float" office:value="-130.061864740628">
            <text:p>-130.062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3.2389100588828">
            <text:p>-13.239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23.0211985236984">
            <text:p>23.021</text:p>
          </table:table-cell>
          <table:table-cell table:style-name="ce11" office:value-type="float" office:value="151.791050243916">
            <text:p>151.79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 office:value-type="float" office:value="-143.130102354156">
            <text:p>-143.130</text:p>
          </table:table-cell>
          <table:table-cell table:style-name="ce11" office:value-type="float" office:value="-13.2389100588828">
            <text:p>-13.239</text:p>
          </table:table-cell>
          <table:table-cell table:style-name="ce11" office:value-type="float" office:value="-153.083063264326">
            <text:p>-153.083</text:p>
          </table:table-cell>
          <table:table-cell table:style-name="ce11" office:value-type="float" office:value="23.0211985236984">
            <text:p>23.021</text:p>
          </table:table-cell>
          <table:table-cell table:style-name="ce11" office:value-type="float" office:value="-28.2089497560836">
            <text:p>-28.209</text:p>
          </table:table-cell>
          <table:table-cell table:style-name="Default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VL ゴシック" style:language-asian="ja" style:country-asian="JP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7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2012/02/29</text:date>, <text:time>22:2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4T20:35:31</meta:creation-date>
    <dc:date>2012-02-29T22:22:48</dc:date>
    <meta:editing-duration>P1DT1H30M18S</meta:editing-duration>
    <meta:editing-cycles>55</meta:editing-cycles>
    <meta:generator>LibreOffice/3.4$Unix LibreOffice_project/340m1$Build-302</meta:generator>
    <meta:document-statistic meta:table-count="3" meta:cell-count="1199" meta:object-count="0"/>
  </office:meta>
</office:document-meta>
</file>